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office:font-face-decls>
  <office:automatic-styles>
    <style:style style:name="Table1" style:family="table">
      <style:table-properties style:width="17.406cm" fo:margin-left="-0.191cm" table:align="left" style:writing-mode="lr-tb"/>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794cm"/>
    </style:style>
    <style:style style:name="Table1.1" style:family="table-row">
      <style:table-row-properties fo:keep-together="auto"/>
    </style:style>
    <style:style style:name="Table1.A1" style:family="table-cell">
      <style:table-cell-properties style:vertical-align="top" style:border-line-width-bottom="0.053cm 0.053cm 0.053cm" fo:padding-left="0.191cm" fo:padding-right="0.191cm" fo:padding-top="0cm" fo:padding-bottom="0cm" fo:border-left="1.5pt solid #000000" fo:border-right="0.75pt solid #000000" fo:border-top="1.5pt solid #000000" fo:border-bottom="4.5pt double #000000" style:writing-mode="lr-tb"/>
    </style:style>
    <style:style style:name="Table1.B1" style:family="table-cell">
      <style:table-cell-properties style:vertical-align="top" style:border-line-width-bottom="0.053cm 0.053cm 0.053cm" fo:padding-left="0.191cm" fo:padding-right="0.191cm" fo:padding-top="0cm" fo:padding-bottom="0cm" fo:border-left="0.75pt solid #000000" fo:border-right="0.75pt solid #000000" fo:border-top="1.5pt solid #000000" fo:border-bottom="4.5pt double #000000" style:writing-mode="lr-tb"/>
    </style:style>
    <style:style style:name="Table1.D1" style:family="table-cell">
      <style:table-cell-properties style:vertical-align="top" style:border-line-width-bottom="0.053cm 0.053cm 0.053cm" fo:padding-left="0.191cm" fo:padding-right="0.191cm" fo:padding-top="0cm" fo:padding-bottom="0cm" fo:border-left="0.75pt solid #000000" fo:border-right="1.5pt solid #000000" fo:border-top="1.5pt solid #000000" fo:border-bottom="4.5pt double #000000" style:writing-mode="lr-tb"/>
    </style:style>
    <style:style style:name="Table1.A2" style:family="table-cell">
      <style:table-cell-properties style:vertical-align="top" fo:padding-left="0.191cm" fo:padding-right="0.191cm" fo:padding-top="0cm" fo:padding-bottom="0cm" fo:border-left="1.5pt solid #000000" fo:border-right="0.75pt solid #000000" fo:border-top="none" fo:border-bottom="0.75pt solid #000000" style:writing-mode="lr-tb"/>
    </style:style>
    <style:style style:name="Table1.B2"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le1.D2" style:family="table-cell">
      <style:table-cell-properties style:vertical-align="top" fo:padding-left="0.191cm" fo:padding-right="0.191cm" fo:padding-top="0cm" fo:padding-bottom="0cm" fo:border-left="0.75pt solid #000000" fo:border-right="1.5pt solid #000000" fo:border-top="none" fo:border-bottom="0.75pt solid #000000" style:writing-mode="lr-tb"/>
    </style:style>
    <style:style style:name="Table1.A3" style:family="table-cell">
      <style:table-cell-properties style:vertical-align="top" fo:padding-left="0.191cm" fo:padding-right="0.191cm" fo:padding-top="0cm" fo:padding-bottom="0cm" fo:border-left="1.5pt solid #000000" fo:border-right="0.75pt solid #000000" fo:border-top="0.75pt solid #000000" fo:border-bottom="1.5pt solid #000000" style:writing-mode="lr-tb"/>
    </style:style>
    <style:style style:name="Table1.B3" style:family="table-cell">
      <style:table-cell-properties style:vertical-align="top" fo:padding-left="0.191cm" fo:padding-right="0.191cm" fo:padding-top="0cm" fo:padding-bottom="0cm" fo:border-left="0.75pt solid #000000" fo:border-right="0.75pt solid #000000" fo:border-top="0.75pt solid #000000" fo:border-bottom="1.5pt solid #000000" style:writing-mode="lr-tb"/>
    </style:style>
    <style:style style:name="Table1.D3"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2" style:family="table">
      <style:table-properties style:width="17.018cm" table:align="margins" style:writing-mode="lr-tb"/>
    </style:style>
    <style:style style:name="Table2.A" style:family="table-column">
      <style:table-column-properties style:column-width="8.509cm" style:rel-column-width="32767*"/>
    </style:style>
    <style:style style:name="Table2.B" style:family="table-column">
      <style:table-column-properties style:column-width="8.509cm" style:rel-column-width="32768*"/>
    </style:style>
    <style:style style:name="Table2.A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7.018cm" table:align="margins" style:writing-mode="lr-tb"/>
    </style:style>
    <style:style style:name="Table3.A" style:family="table-column">
      <style:table-column-properties style:column-width="8.509cm" style:rel-column-width="32767*"/>
    </style:style>
    <style:style style:name="Table3.B" style:family="table-column">
      <style:table-column-properties style:column-width="8.509cm" style:rel-column-width="32768*"/>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4" style:family="table">
      <style:table-properties style:width="17.018cm" table:align="margins" style:writing-mode="lr-tb"/>
    </style:style>
    <style:style style:name="Table4.A" style:family="table-column">
      <style:table-column-properties style:column-width="8.509cm" style:rel-column-width="32767*"/>
    </style:style>
    <style:style style:name="Table4.B" style:family="table-column">
      <style:table-column-properties style:column-width="8.509cm" style:rel-column-width="32768*"/>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4.3" style:family="table-row">
      <style:table-row-properties style:min-row-height="1.042cm"/>
    </style:style>
    <style:style style:name="Table5" style:family="table">
      <style:table-properties style:width="17.018cm" table:align="margins" style:writing-mode="lr-tb"/>
    </style:style>
    <style:style style:name="Table5.A" style:family="table-column">
      <style:table-column-properties style:column-width="8.509cm" style:rel-column-width="32767*"/>
    </style:style>
    <style:style style:name="Table5.B" style:family="table-column">
      <style:table-column-properties style:column-width="8.509cm" style:rel-column-width="32768*"/>
    </style:style>
    <style:style style:name="Table5.A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6" style:family="table">
      <style:table-properties style:width="17.018cm" table:align="margins" style:writing-mode="lr-tb"/>
    </style:style>
    <style:style style:name="Table6.A" style:family="table-column">
      <style:table-column-properties style:column-width="8.509cm" style:rel-column-width="32767*"/>
    </style:style>
    <style:style style:name="Table6.B" style:family="table-column">
      <style:table-column-properties style:column-width="8.509cm" style:rel-column-width="32768*"/>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7.018cm" table:align="margins" style:writing-mode="lr-tb"/>
    </style:style>
    <style:style style:name="Table7.A" style:family="table-column">
      <style:table-column-properties style:column-width="8.509cm" style:rel-column-width="32767*"/>
    </style:style>
    <style:style style:name="Table7.B" style:family="table-column">
      <style:table-column-properties style:column-width="8.509cm" style:rel-column-width="32768*"/>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7.3" style:family="table-row">
      <style:table-row-properties style:min-row-height="1.042cm"/>
    </style:style>
    <style:style style:name="Table8" style:family="table">
      <style:table-properties style:width="17.018cm" table:align="margins" style:writing-mode="lr-tb"/>
    </style:style>
    <style:style style:name="Table8.A" style:family="table-column">
      <style:table-column-properties style:column-width="8.509cm" style:rel-column-width="32767*"/>
    </style:style>
    <style:style style:name="Table8.B" style:family="table-column">
      <style:table-column-properties style:column-width="8.509cm" style:rel-column-width="32768*"/>
    </style:style>
    <style:style style:name="Table8.A1" style:family="table-cell">
      <style:table-cell-properties fo:padding="0.097cm" fo:border-left="0.5pt solid #000000" fo:border-right="none" fo:border-top="0.5pt solid #000000" fo:border-bottom="0.5pt solid #000000"/>
    </style:style>
    <style:style style:name="Table8.B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8.3" style:family="table-row">
      <style:table-row-properties style:min-row-height="1.042cm"/>
    </style:style>
    <style:style style:name="Table9" style:family="table">
      <style:table-properties style:width="17.018cm" table:align="margins" style:writing-mode="lr-tb"/>
    </style:style>
    <style:style style:name="Table9.A" style:family="table-column">
      <style:table-column-properties style:column-width="8.509cm" style:rel-column-width="32767*"/>
    </style:style>
    <style:style style:name="Table9.B" style:family="table-column">
      <style:table-column-properties style:column-width="8.509cm" style:rel-column-width="32768*"/>
    </style:style>
    <style:style style:name="Table9.A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B2" style:family="table-cell">
      <style:table-cell-properties fo:padding="0.097cm" fo:border-left="0.5pt solid #000000" fo:border-right="0.5pt solid #000000" fo:border-top="none" fo:border-bottom="0.5pt solid #000000"/>
    </style:style>
    <style:style style:name="Table10" style:family="table">
      <style:table-properties style:width="17.018cm" table:align="margins" style:writing-mode="lr-tb"/>
    </style:style>
    <style:style style:name="Table10.A" style:family="table-column">
      <style:table-column-properties style:column-width="8.509cm" style:rel-column-width="32767*"/>
    </style:style>
    <style:style style:name="Table10.B" style:family="table-column">
      <style:table-column-properties style:column-width="8.509cm" style:rel-column-width="32768*"/>
    </style:style>
    <style:style style:name="Table10.A1" style:family="table-cell">
      <style:table-cell-properties fo:padding="0.097cm" fo:border-left="0.5pt solid #000000" fo:border-right="none" fo:border-top="0.5pt solid #000000" fo:border-bottom="0.5pt solid #000000"/>
    </style:style>
    <style:style style:name="Table10.B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1" style:family="table">
      <style:table-properties style:width="17.018cm" table:align="margins" style:writing-mode="lr-tb"/>
    </style:style>
    <style:style style:name="Table11.A" style:family="table-column">
      <style:table-column-properties style:column-width="8.509cm" style:rel-column-width="32767*"/>
    </style:style>
    <style:style style:name="Table11.B" style:family="table-column">
      <style:table-column-properties style:column-width="8.509cm" style:rel-column-width="32768*"/>
    </style:style>
    <style:style style:name="Table11.A1" style:family="table-cell">
      <style:table-cell-properties fo:padding="0.097cm" fo:border-left="0.5pt solid #000000" fo:border-right="none" fo:border-top="0.5pt solid #000000" fo:border-bottom="0.5pt solid #000000"/>
    </style:style>
    <style:style style:name="Table11.B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1.3" style:family="table-row">
      <style:table-row-properties style:min-row-height="1.042cm"/>
    </style:style>
    <style:style style:name="Table12" style:family="table">
      <style:table-properties style:width="17.018cm" table:align="margins" style:writing-mode="lr-tb"/>
    </style:style>
    <style:style style:name="Table12.A" style:family="table-column">
      <style:table-column-properties style:column-width="8.509cm" style:rel-column-width="32767*"/>
    </style:style>
    <style:style style:name="Table12.B" style:family="table-column">
      <style:table-column-properties style:column-width="8.509cm" style:rel-column-width="32768*"/>
    </style:style>
    <style:style style:name="Table12.A1" style:family="table-cell">
      <style:table-cell-properties fo:padding="0.097cm" fo:border-left="0.5pt solid #000000" fo:border-right="none" fo:border-top="0.5pt solid #000000" fo:border-bottom="0.5pt solid #000000"/>
    </style:style>
    <style:style style:name="Table12.B1" style:family="table-cell">
      <style:table-cell-properties fo:padding="0.097cm" fo:border="0.5pt solid #000000"/>
    </style:style>
    <style:style style:name="Table12.A2" style:family="table-cell">
      <style:table-cell-properties fo:padding="0.097cm" fo:border-left="0.5pt solid #000000" fo:border-right="none" fo:border-top="none" fo:border-bottom="0.5pt solid #000000"/>
    </style:style>
    <style:style style:name="Table12.B2" style:family="table-cell">
      <style:table-cell-properties fo:padding="0.097cm" fo:border-left="0.5pt solid #000000" fo:border-right="0.5pt solid #000000" fo:border-top="none" fo:border-bottom="0.5pt solid #000000"/>
    </style:style>
    <style:style style:name="Table12.3" style:family="table-row">
      <style:table-row-properties style:min-row-height="1.042cm"/>
    </style:style>
    <style:style style:name="P1" style:family="paragraph" style:parent-style-name="Footer">
      <style:paragraph-properties fo:text-align="center" style:justify-single-word="false"/>
      <style:text-properties fo:language="es" fo:country="CR"/>
    </style:style>
    <style:style style:name="P2" style:family="paragraph" style:parent-style-name="Header">
      <style:text-properties fo:language="es" fo:country="CR"/>
    </style:style>
    <style:style style:name="P3" style:family="paragraph" style:parent-style-name="Footer">
      <style:text-properties fo:language="es" fo:country="CR"/>
    </style:style>
    <style:style style:name="P4" style:family="paragraph" style:parent-style-name="Header">
      <style:paragraph-properties>
        <style:tab-stops>
          <style:tab-stop style:position="8.255cm" style:type="center"/>
          <style:tab-stop style:position="16.986cm" style:type="right"/>
        </style:tab-stops>
      </style:paragraph-properties>
      <style:text-properties fo:language="es" fo:country="CR"/>
    </style:style>
    <style:style style:name="P5" style:family="paragraph" style:parent-style-name="List_20_Contents">
      <style:text-properties fo:language="es" fo:country="CR" officeooo:rsid="002e737c" officeooo:paragraph-rsid="002e737c"/>
    </style:style>
    <style:style style:name="P6" style:family="paragraph" style:parent-style-name="ByLine">
      <style:text-properties fo:language="es" fo:country="CR"/>
    </style:style>
    <style:style style:name="P7" style:family="paragraph" style:parent-style-name="ByLine">
      <style:text-properties fo:language="es" fo:country="CR" officeooo:rsid="001ca145" officeooo:paragraph-rsid="001ca145"/>
    </style:style>
    <style:style style:name="P8" style:family="paragraph" style:parent-style-name="Heading">
      <style:text-properties fo:language="es" fo:country="CR" officeooo:rsid="001ca145" officeooo:paragraph-rsid="001ca145"/>
    </style:style>
    <style:style style:name="P9" style:family="paragraph" style:parent-style-name="template">
      <style:text-properties fo:language="es" fo:country="CR" officeooo:rsid="001ca145" officeooo:paragraph-rsid="001ca145"/>
    </style:style>
    <style:style style:name="P10" style:family="paragraph" style:parent-style-name="Standard">
      <style:paragraph-properties fo:margin-top="0.071cm" fo:margin-bottom="0.071cm" style:contextual-spacing="false" style:snap-to-layout-grid="false"/>
      <style:text-properties fo:language="es" fo:country="CR" officeooo:rsid="001ca145" officeooo:paragraph-rsid="001ca145"/>
    </style:style>
    <style:style style:name="P11" style:family="paragraph" style:parent-style-name="Contents_20_1">
      <style:text-properties fo:language="es" fo:country="CR" officeooo:rsid="00367d56" officeooo:paragraph-rsid="00367d56"/>
    </style:style>
    <style:style style:name="P12" style:family="paragraph" style:parent-style-name="Contents_20_1">
      <style:text-properties fo:language="es" fo:country="CR" officeooo:rsid="00367d56" officeooo:paragraph-rsid="003acf3d"/>
    </style:style>
    <style:style style:name="P13" style:family="paragraph" style:parent-style-name="Heading">
      <style:text-properties fo:language="es" fo:country="CR"/>
    </style:style>
    <style:style style:name="P14" style:family="paragraph" style:parent-style-name="level_20_4">
      <style:text-properties fo:language="es" fo:country="CR" officeooo:paragraph-rsid="0035eeb3"/>
    </style:style>
    <style:style style:name="P15" style:family="paragraph" style:parent-style-name="requirement">
      <style:text-properties fo:language="es" fo:country="CR" officeooo:paragraph-rsid="0035eeb3"/>
    </style:style>
    <style:style style:name="P16" style:family="paragraph" style:parent-style-name="Standard">
      <style:paragraph-properties fo:margin-top="0.071cm" fo:margin-bottom="0.071cm" style:contextual-spacing="false"/>
      <style:text-properties fo:language="es" fo:country="CR" fo:font-weight="bold" style:font-weight-asian="bold"/>
    </style:style>
    <style:style style:name="P17" style:family="paragraph" style:parent-style-name="Standard">
      <style:paragraph-properties fo:margin-top="0.071cm" fo:margin-bottom="0.071cm" style:contextual-spacing="false" style:snap-to-layout-grid="false"/>
      <style:text-properties fo:language="es" fo:country="CR" fo:font-weight="bold" officeooo:rsid="001ca145" officeooo:paragraph-rsid="001ca145" style:font-weight-asian="bold"/>
    </style:style>
    <style:style style:name="P18" style:family="paragraph" style:parent-style-name="Standard">
      <style:text-properties fo:language="es" fo:country="CR" fo:font-weight="bold" style:font-weight-asian="bold"/>
    </style:style>
    <style:style style:name="P19" style:family="paragraph" style:parent-style-name="level_20_3_20_text">
      <style:paragraph-properties fo:margin-left="2.381cm" fo:margin-right="0cm" fo:text-indent="0cm" style:auto-text-indent="false"/>
      <style:text-properties fo:language="es" fo:country="CR" fo:font-weight="bold" officeooo:rsid="00367d56" officeooo:paragraph-rsid="00367d56" style:font-weight-asian="bold" style:language-complex="ar" style:country-complex="SA" style:font-weight-complex="bold"/>
    </style:style>
    <style:style style:name="P20" style:family="paragraph" style:parent-style-name="Standard">
      <style:paragraph-properties fo:margin-top="0.071cm" fo:margin-bottom="0.071cm" style:contextual-spacing="false" style:snap-to-layout-grid="false"/>
      <style:text-properties fo:language="es" fo:country="CR"/>
    </style:style>
    <style:style style:name="P21" style:family="paragraph" style:parent-style-name="requirement">
      <style:text-properties fo:language="es" fo:country="CR" officeooo:rsid="00392a25" officeooo:paragraph-rsid="00392a25"/>
    </style:style>
    <style:style style:name="P22" style:family="paragraph" style:parent-style-name="TOCEntry">
      <style:text-properties fo:language="es" fo:country="CR"/>
    </style:style>
    <style:style style:name="P23" style:family="paragraph" style:parent-style-name="level_20_3_20_text">
      <style:paragraph-properties fo:margin-left="2.381cm" fo:margin-right="0cm" fo:text-indent="0cm" style:auto-text-indent="false"/>
      <style:text-properties fo:language="es" fo:country="CR" officeooo:rsid="0035eeb3" officeooo:paragraph-rsid="0035eeb3" style:language-complex="ar" style:country-complex="SA"/>
    </style:style>
    <style:style style:name="P24" style:family="paragraph" style:parent-style-name="level_20_3_20_text">
      <style:paragraph-properties fo:margin-left="2.381cm" fo:margin-right="0cm" fo:text-indent="0cm" style:auto-text-indent="false"/>
      <style:text-properties fo:language="es" fo:country="CR" officeooo:rsid="0035eeb3" officeooo:paragraph-rsid="003acf3d" style:language-complex="ar" style:country-complex="SA"/>
    </style:style>
    <style:style style:name="P25" style:family="paragraph" style:parent-style-name="level_20_3_20_text">
      <style:paragraph-properties fo:margin-left="2.381cm" fo:margin-right="0cm" fo:text-indent="0cm" style:auto-text-indent="false"/>
      <style:text-properties fo:language="es" fo:country="CR"/>
    </style:style>
    <style:style style:name="P26" style:family="paragraph" style:parent-style-name="requirement">
      <style:text-properties fo:language="es" fo:country="CR" officeooo:rsid="0035eeb3" officeooo:paragraph-rsid="0035eeb3"/>
    </style:style>
    <style:style style:name="P27" style:family="paragraph" style:parent-style-name="level_20_3_20_text">
      <style:paragraph-properties fo:margin-left="0cm" fo:margin-right="0cm" fo:text-indent="0cm" style:auto-text-indent="false"/>
      <style:text-properties fo:language="es" fo:country="CR" officeooo:rsid="0035eeb3" officeooo:paragraph-rsid="003acf3d"/>
    </style:style>
    <style:style style:name="P28" style:family="paragraph" style:parent-style-name="level_20_3_20_text">
      <style:paragraph-properties fo:margin-left="2.381cm" fo:margin-right="0cm" fo:text-indent="0cm" style:auto-text-indent="false"/>
      <style:text-properties fo:language="es" fo:country="CR" officeooo:rsid="0035eeb3" officeooo:paragraph-rsid="003acf3d"/>
    </style:style>
    <style:style style:name="P29" style:family="paragraph" style:parent-style-name="requirement">
      <style:text-properties fo:language="es" fo:country="CR" officeooo:rsid="0035eeb3" officeooo:paragraph-rsid="003acf3d"/>
    </style:style>
    <style:style style:name="P30" style:family="paragraph" style:parent-style-name="level_20_3_20_text">
      <style:paragraph-properties fo:margin-left="2.381cm" fo:margin-right="0cm" fo:text-indent="0cm" style:auto-text-indent="false"/>
      <style:text-properties fo:language="es" fo:country="CR" officeooo:rsid="0035eeb3" officeooo:paragraph-rsid="00368b52"/>
    </style:style>
    <style:style style:name="P31" style:family="paragraph" style:parent-style-name="level_20_3_20_text">
      <style:paragraph-properties fo:margin-left="0cm" fo:margin-right="0cm" fo:text-indent="0cm" style:auto-text-indent="false"/>
      <style:text-properties fo:language="es" fo:country="CR" officeooo:rsid="0035eeb3" officeooo:paragraph-rsid="00368b52"/>
    </style:style>
    <style:style style:name="P32" style:family="paragraph" style:parent-style-name="level_20_3_20_text">
      <style:paragraph-properties fo:margin-left="2.381cm" fo:margin-right="0cm" fo:text-indent="0cm" style:auto-text-indent="false"/>
      <style:text-properties fo:language="es" fo:country="CR" officeooo:rsid="0035eeb3" officeooo:paragraph-rsid="0037c087"/>
    </style:style>
    <style:style style:name="P33" style:family="paragraph" style:parent-style-name="level_20_3_20_text">
      <style:paragraph-properties fo:margin-left="0cm" fo:margin-right="0cm" fo:text-indent="0cm" style:auto-text-indent="false"/>
      <style:text-properties fo:language="es" fo:country="CR" officeooo:rsid="0035eeb3" officeooo:paragraph-rsid="0037c087"/>
    </style:style>
    <style:style style:name="P34" style:family="paragraph" style:parent-style-name="requirement">
      <style:text-properties fo:language="es" fo:country="CR" officeooo:rsid="0035eeb3" officeooo:paragraph-rsid="00392a25"/>
    </style:style>
    <style:style style:name="P35" style:family="paragraph" style:parent-style-name="requirement">
      <style:text-properties fo:language="es" fo:country="CR" officeooo:rsid="0035eeb3" officeooo:paragraph-rsid="003c7e19"/>
    </style:style>
    <style:style style:name="P36" style:family="paragraph" style:parent-style-name="level_20_3_20_text">
      <style:paragraph-properties fo:margin-left="2.381cm" fo:margin-right="0cm" fo:text-indent="0cm" style:auto-text-indent="false"/>
      <style:text-properties fo:language="es" fo:country="CR" officeooo:rsid="00368b52" officeooo:paragraph-rsid="00368b52"/>
    </style:style>
    <style:style style:name="P37" style:family="paragraph" style:parent-style-name="level_20_3_20_text">
      <style:paragraph-properties fo:margin-left="0cm" fo:margin-right="0cm" fo:text-indent="0cm" style:auto-text-indent="false"/>
      <style:text-properties fo:language="es" fo:country="CR" officeooo:rsid="00368b52" officeooo:paragraph-rsid="0037c087"/>
    </style:style>
    <style:style style:name="P38" style:family="paragraph" style:parent-style-name="level_20_3_20_text">
      <style:paragraph-properties fo:margin-left="0cm" fo:margin-right="0cm" fo:text-indent="0cm" style:auto-text-indent="false"/>
      <style:text-properties fo:language="es" fo:country="CR" officeooo:rsid="00368b52" officeooo:paragraph-rsid="003acf3d"/>
    </style:style>
    <style:style style:name="P39" style:family="paragraph" style:parent-style-name="level_20_3_20_text">
      <style:paragraph-properties fo:margin-left="2.381cm" fo:margin-right="0cm" fo:text-indent="0cm" style:auto-text-indent="false"/>
      <style:text-properties fo:language="es" fo:country="CR" officeooo:rsid="00368b52" officeooo:paragraph-rsid="003acf3d"/>
    </style:style>
    <style:style style:name="P40" style:family="paragraph" style:parent-style-name="level_20_3_20_text">
      <style:paragraph-properties fo:margin-left="2.381cm" fo:margin-right="0cm" fo:text-indent="0cm" style:auto-text-indent="false"/>
      <style:text-properties fo:language="es" fo:country="CR" officeooo:rsid="00368b52" officeooo:paragraph-rsid="003c7e19"/>
    </style:style>
    <style:style style:name="P41" style:family="paragraph" style:parent-style-name="level_20_3_20_text">
      <style:paragraph-properties fo:margin-left="0cm" fo:margin-right="0cm" fo:text-indent="0cm" style:auto-text-indent="false"/>
      <style:text-properties fo:language="es" fo:country="CR" fo:font-weight="normal" officeooo:rsid="0035eeb3" officeooo:paragraph-rsid="0037c087" style:font-weight-asian="normal" style:font-weight-complex="normal"/>
    </style:style>
    <style:style style:name="P42" style:family="paragraph" style:parent-style-name="level_20_3_20_text">
      <style:paragraph-properties fo:margin-left="0cm" fo:margin-right="0cm" fo:text-indent="0cm" style:auto-text-indent="false"/>
      <style:text-properties fo:language="es" fo:country="CR" fo:font-weight="normal" officeooo:rsid="0035eeb3" officeooo:paragraph-rsid="003acf3d" style:font-weight-asian="normal" style:font-weight-complex="normal"/>
    </style:style>
    <style:style style:name="P43" style:family="paragraph" style:parent-style-name="level_20_3_20_text">
      <style:paragraph-properties fo:margin-left="0cm" fo:margin-right="0cm" fo:text-indent="0cm" style:auto-text-indent="false"/>
      <style:text-properties fo:language="es" fo:country="CR" fo:font-weight="normal" officeooo:rsid="0035eeb3" officeooo:paragraph-rsid="003c7e19" style:font-weight-asian="normal" style:font-weight-complex="normal"/>
    </style:style>
    <style:style style:name="P44" style:family="paragraph" style:parent-style-name="template">
      <style:text-properties fo:language="es" fo:country="CR" fo:font-weight="normal" officeooo:rsid="002427d8" officeooo:paragraph-rsid="002427d8" style:font-weight-asian="normal" style:font-weight-complex="normal"/>
    </style:style>
    <style:style style:name="P45" style:family="paragraph" style:parent-style-name="level_20_4">
      <style:text-properties fo:language="es" fo:country="CR"/>
    </style:style>
    <style:style style:name="P46" style:family="paragraph" style:parent-style-name="level_20_4">
      <style:text-properties fo:language="es" fo:country="CR" officeooo:paragraph-rsid="003acf3d"/>
    </style:style>
    <style:style style:name="P47" style:family="paragraph" style:parent-style-name="requirement">
      <style:text-properties fo:language="es" fo:country="CR"/>
    </style:style>
    <style:style style:name="P48" style:family="paragraph" style:parent-style-name="requirement">
      <style:text-properties fo:language="es" fo:country="CR" officeooo:paragraph-rsid="003c7e19"/>
    </style:style>
    <style:style style:name="P49" style:family="paragraph" style:parent-style-name="template">
      <style:text-properties fo:language="es" fo:country="CR"/>
    </style:style>
    <style:style style:name="P50" style:family="paragraph" style:parent-style-name="template">
      <style:text-properties fo:language="es" fo:country="CR" officeooo:rsid="001da25b" officeooo:paragraph-rsid="001da25b"/>
    </style:style>
    <style:style style:name="P51" style:family="paragraph" style:parent-style-name="template">
      <style:text-properties fo:language="es" fo:country="CR" officeooo:rsid="001e86ae" officeooo:paragraph-rsid="001e86ae"/>
    </style:style>
    <style:style style:name="P52" style:family="paragraph" style:parent-style-name="template">
      <style:text-properties fo:language="es" fo:country="CR" officeooo:rsid="00206886" officeooo:paragraph-rsid="00206886"/>
    </style:style>
    <style:style style:name="P53" style:family="paragraph" style:parent-style-name="template">
      <style:text-properties fo:language="es" fo:country="CR" officeooo:rsid="0021ff9e" officeooo:paragraph-rsid="0021ff9e"/>
    </style:style>
    <style:style style:name="P54" style:family="paragraph" style:parent-style-name="template">
      <style:text-properties fo:language="es" fo:country="CR" officeooo:rsid="002321cf" officeooo:paragraph-rsid="002321cf"/>
    </style:style>
    <style:style style:name="P55" style:family="paragraph" style:parent-style-name="template">
      <style:text-properties fo:language="es" fo:country="CR" officeooo:rsid="002321cf" officeooo:paragraph-rsid="002427d8"/>
    </style:style>
    <style:style style:name="P56" style:family="paragraph" style:parent-style-name="template">
      <style:text-properties fo:language="es" fo:country="CR" officeooo:paragraph-rsid="002427d8"/>
    </style:style>
    <style:style style:name="P57" style:family="paragraph" style:parent-style-name="template">
      <style:text-properties fo:language="es" fo:country="CR" officeooo:rsid="002427d8" officeooo:paragraph-rsid="002427d8"/>
    </style:style>
    <style:style style:name="P58" style:family="paragraph" style:parent-style-name="Contents_20_2">
      <style:paragraph-properties>
        <style:tab-stops>
          <style:tab-stop style:position="1.27cm"/>
          <style:tab-stop style:position="16.51cm" style:type="right" style:leader-style="dotted" style:leader-text="."/>
        </style:tab-stops>
      </style:paragraph-properties>
    </style:style>
    <style:style style:name="P59" style:family="paragraph" style:parent-style-name="Heading">
      <style:paragraph-properties fo:margin-top="0cm" fo:margin-bottom="0.706cm" style:contextual-spacing="false"/>
      <style:text-properties fo:font-size="20pt" fo:language="es" fo:country="CR" style:font-size-asian="20pt"/>
    </style:style>
    <style:style style:name="P60" style:family="paragraph" style:parent-style-name="Standard">
      <style:text-properties style:font-name="Times New Roman" fo:language="es" fo:country="CR" fo:font-weight="bold" style:language-asian="none" style:country-asian="none" style:font-weight-asian="bold" style:font-name-complex="Times New Roman"/>
    </style:style>
    <style:style style:name="P61" style:family="paragraph" style:parent-style-name="level_20_3_20_text">
      <style:paragraph-properties fo:margin-left="2.381cm" fo:margin-right="0cm" fo:text-indent="0cm" style:auto-text-indent="false"/>
      <style:text-properties style:font-name="Times New Roman" fo:language="es" fo:country="CR" style:font-name-complex="Times New Roman"/>
    </style:style>
    <style:style style:name="P62" style:family="paragraph" style:parent-style-name="level_20_3_20_text">
      <style:paragraph-properties fo:margin-left="2.381cm" fo:margin-right="0cm" fo:text-indent="0cm" style:auto-text-indent="false"/>
      <style:text-properties style:font-name="Times New Roman" fo:language="es" fo:country="CR" officeooo:paragraph-rsid="0035eeb3" style:font-name-complex="Times New Roman"/>
    </style:style>
    <style:style style:name="P63" style:family="paragraph" style:parent-style-name="level_20_3_20_text">
      <style:paragraph-properties fo:margin-left="2.381cm" fo:margin-right="0cm" fo:text-indent="0cm" style:auto-text-indent="false"/>
      <style:text-properties style:font-name="Times New Roman" fo:language="es" fo:country="CR" officeooo:paragraph-rsid="003acf3d" style:font-name-complex="Times New Roman"/>
    </style:style>
    <style:style style:name="P64" style:family="paragraph" style:parent-style-name="Table_20_Contents">
      <style:text-properties officeooo:paragraph-rsid="003acf3d"/>
    </style:style>
    <style:style style:name="P65" style:family="paragraph" style:parent-style-name="Text_20_body">
      <style:text-properties officeooo:paragraph-rsid="003acf3d"/>
    </style:style>
    <style:style style:name="P66" style:family="paragraph" style:parent-style-name="Table_20_Contents">
      <style:text-properties officeooo:rsid="0037c087" officeooo:paragraph-rsid="0037c087"/>
    </style:style>
    <style:style style:name="P67" style:family="paragraph" style:parent-style-name="Table_20_Contents">
      <style:text-properties officeooo:rsid="0037c087" officeooo:paragraph-rsid="003acf3d"/>
    </style:style>
    <style:style style:name="P68" style:family="paragraph" style:parent-style-name="Table_20_Contents">
      <style:text-properties officeooo:rsid="0037c087" officeooo:paragraph-rsid="003c7e19"/>
    </style:style>
    <style:style style:name="P69" style:family="paragraph" style:parent-style-name="Table_20_Contents">
      <style:text-properties officeooo:paragraph-rsid="0037c087"/>
    </style:style>
    <style:style style:name="P70" style:family="paragraph" style:parent-style-name="Text_20_body">
      <style:text-properties officeooo:paragraph-rsid="0037c087"/>
    </style:style>
    <style:style style:name="P71" style:family="paragraph" style:parent-style-name="Table_20_Contents">
      <style:text-properties officeooo:paragraph-rsid="003c7e19"/>
    </style:style>
    <style:style style:name="P72" style:family="paragraph" style:parent-style-name="Text_20_body">
      <style:text-properties officeooo:paragraph-rsid="003c7e19"/>
    </style:style>
    <style:style style:name="P73" style:family="paragraph" style:parent-style-name="template">
      <style:text-properties style:use-window-font-color="true" loext:opacity="0%" style:font-name="Arial" fo:font-size="11pt" fo:language="es" fo:country="CR" fo:font-style="italic" officeooo:rsid="0021ff9e" officeooo:paragraph-rsid="0021ff9e" style:font-name-asian="Times New Roman" style:font-size-asian="11pt" style:font-style-asian="italic" style:font-name-complex="Arial" style:font-size-complex="10pt" style:language-complex="ar" style:country-complex="SA"/>
    </style:style>
    <style:style style:name="P74" style:family="paragraph" style:parent-style-name="TOCEntry" style:master-page-name="Convert_20_1">
      <style:paragraph-properties style:page-number="auto"/>
      <style:text-properties fo:language="es" fo:country="CR"/>
    </style:style>
    <style:style style:name="P75" style:family="paragraph" style:parent-style-name="line" style:master-page-name="Standard">
      <style:paragraph-properties style:page-number="1"/>
      <style:text-properties fo:language="es" fo:country="CR"/>
    </style:style>
    <style:style style:name="P76" style:family="paragraph" style:parent-style-name="Contents_20_1">
      <style:text-properties fo:language="es" fo:country="CR" officeooo:rsid="00367d56" officeooo:paragraph-rsid="003f0065"/>
    </style:style>
    <style:style style:name="P77" style:family="paragraph" style:parent-style-name="Heading_20_1" style:master-page-name="Convert_20_2">
      <style:paragraph-properties style:page-number="1"/>
      <style:text-properties fo:language="es" fo:country="CR" officeooo:paragraph-rsid="0032fd7b"/>
    </style:style>
    <style:style style:name="P78" style:family="paragraph" style:parent-style-name="Heading_20_1">
      <style:text-properties fo:language="es" fo:country="CR" officeooo:paragraph-rsid="0032fd7b"/>
    </style:style>
    <style:style style:name="P79" style:family="paragraph" style:parent-style-name="Heading_20_1">
      <style:text-properties fo:language="es" fo:country="CR"/>
    </style:style>
    <style:style style:name="P80" style:family="paragraph" style:parent-style-name="Heading_20_1">
      <style:paragraph-properties fo:text-align="start" style:justify-single-word="false"/>
      <style:text-properties fo:language="es" fo:country="CR"/>
    </style:style>
    <style:style style:name="P81" style:family="paragraph" style:parent-style-name="Heading_20_2">
      <style:text-properties fo:language="es" fo:country="CR"/>
    </style:style>
    <style:style style:name="P82" style:family="paragraph" style:parent-style-name="Heading_20_2">
      <style:text-properties fo:language="es" fo:country="CR" officeooo:paragraph-rsid="002e737c"/>
    </style:style>
    <style:style style:name="P83" style:family="paragraph" style:parent-style-name="Heading_20_2">
      <style:text-properties fo:language="es" fo:country="CR" officeooo:paragraph-rsid="0035eeb3"/>
    </style:style>
    <style:style style:name="P84" style:family="paragraph" style:parent-style-name="Heading_20_2">
      <style:text-properties fo:language="es" fo:country="CR" officeooo:rsid="003acf3d" officeooo:paragraph-rsid="003acf3d"/>
    </style:style>
    <style:style style:name="P85" style:family="paragraph" style:parent-style-name="Heading_20_2">
      <style:text-properties fo:language="es" fo:country="CR" officeooo:rsid="003f0065" officeooo:paragraph-rsid="003f0065"/>
    </style:style>
    <style:style style:name="P86" style:family="paragraph" style:parent-style-name="Standard">
      <style:text-properties fo:language="es" fo:country="CR" officeooo:rsid="003acf3d" officeooo:paragraph-rsid="003acf3d"/>
    </style:style>
    <style:style style:name="P87" style:family="paragraph" style:parent-style-name="Standard">
      <style:text-properties fo:language="es" fo:country="CR" officeooo:rsid="003acf3d" officeooo:paragraph-rsid="003f0065"/>
    </style:style>
    <style:style style:name="P88" style:family="paragraph" style:parent-style-name="Standard">
      <style:text-properties style:use-window-font-color="true" loext:opacity="0%" style:font-name="Times New Roman" fo:font-size="12pt" fo:language="es" fo:country="CR" fo:font-style="normal" officeooo:rsid="003acf3d" officeooo:paragraph-rsid="003acf3d" style:font-name-asian="Times New Roman" style:font-size-asian="12pt" style:font-style-asian="normal" style:font-name-complex="Times New Roman" style:font-size-complex="10pt" style:language-complex="ar" style:country-complex="SA" style:font-style-complex="normal"/>
    </style:style>
    <style:style style:name="P89" style:family="paragraph" style:parent-style-name="Table_20_Contents">
      <style:text-properties officeooo:rsid="0037c087" officeooo:paragraph-rsid="003f0065"/>
    </style:style>
    <style:style style:name="P90" style:family="paragraph" style:parent-style-name="Table_20_Contents">
      <style:text-properties officeooo:paragraph-rsid="003f0065"/>
    </style:style>
    <style:style style:name="P91" style:family="paragraph" style:parent-style-name="Text_20_body">
      <style:text-properties fo:font-size="14pt" fo:font-weight="bold" officeooo:rsid="00368b52" officeooo:paragraph-rsid="0037c087" style:font-size-asian="14pt" style:font-weight-asian="bold" style:font-size-complex="14pt" style:font-weight-complex="bold"/>
    </style:style>
    <style:style style:name="P92" style:family="paragraph" style:parent-style-name="Text_20_body">
      <style:text-properties fo:font-size="14pt" fo:font-weight="bold" officeooo:rsid="00368b52" officeooo:paragraph-rsid="003acf3d" style:font-size-asian="14pt" style:font-weight-asian="bold" style:font-size-complex="14pt" style:font-weight-complex="bold"/>
    </style:style>
    <style:style style:name="P93" style:family="paragraph" style:parent-style-name="Text_20_body">
      <style:text-properties fo:font-size="14pt" fo:font-weight="bold" officeooo:rsid="00368b52" officeooo:paragraph-rsid="003f0065" style:font-size-asian="14pt" style:font-weight-asian="bold" style:font-size-complex="14pt" style:font-weight-complex="bold"/>
    </style:style>
    <style:style style:name="P94" style:family="paragraph" style:parent-style-name="Text_20_body">
      <style:text-properties officeooo:paragraph-rsid="003f0065"/>
    </style:style>
    <style:style style:name="P95" style:family="paragraph" style:parent-style-name="level_20_3_20_text" style:list-style-name="L6">
      <style:text-properties fo:language="es" fo:country="CR" officeooo:rsid="0035eeb3" officeooo:paragraph-rsid="0035eeb3"/>
    </style:style>
    <style:style style:name="P96" style:family="paragraph" style:parent-style-name="level_20_3_20_text" style:list-style-name="L6">
      <style:text-properties fo:language="es" fo:country="CR" officeooo:rsid="0035eeb3" officeooo:paragraph-rsid="003acf3d"/>
    </style:style>
    <style:style style:name="P97" style:family="paragraph" style:parent-style-name="level_20_3_20_text" style:list-style-name="L6">
      <style:text-properties fo:language="es" fo:country="CR" officeooo:rsid="0035eeb3" officeooo:paragraph-rsid="003f0065"/>
    </style:style>
    <style:style style:name="P98" style:family="paragraph" style:parent-style-name="level_20_3_20_text">
      <style:paragraph-properties fo:margin-left="0cm" fo:margin-right="0cm" fo:text-indent="0cm" style:auto-text-indent="false"/>
      <style:text-properties fo:language="es" fo:country="CR" officeooo:rsid="0035eeb3" officeooo:paragraph-rsid="003f0065"/>
    </style:style>
    <style:style style:name="P99" style:family="paragraph" style:parent-style-name="level_20_3_20_text">
      <style:paragraph-properties fo:margin-left="2.381cm" fo:margin-right="0cm" fo:text-indent="0cm" style:auto-text-indent="false"/>
      <style:text-properties fo:language="es" fo:country="CR" officeooo:rsid="0035eeb3" officeooo:paragraph-rsid="003f0065"/>
    </style:style>
    <style:style style:name="P100" style:family="paragraph" style:parent-style-name="level_20_3_20_text">
      <style:paragraph-properties fo:margin-left="2.381cm" fo:margin-right="0cm" fo:text-indent="0cm" style:auto-text-indent="false"/>
      <style:text-properties fo:language="es" fo:country="CR" officeooo:rsid="0035eeb3" officeooo:paragraph-rsid="0037c087"/>
    </style:style>
    <style:style style:name="P101" style:family="paragraph" style:parent-style-name="level_20_3_20_text" style:list-style-name="L1">
      <style:text-properties fo:language="es" fo:country="CR" officeooo:rsid="0035eeb3" officeooo:paragraph-rsid="0037c087"/>
    </style:style>
    <style:style style:name="P102" style:family="paragraph" style:parent-style-name="level_20_3_20_text" style:list-style-name="L1">
      <style:text-properties fo:language="es" fo:country="CR" officeooo:rsid="0035eeb3" officeooo:paragraph-rsid="0041e463"/>
    </style:style>
    <style:style style:name="P103" style:family="paragraph" style:parent-style-name="level_20_3_20_text">
      <style:paragraph-properties fo:margin-left="0cm" fo:margin-right="0cm" fo:text-indent="0cm" style:auto-text-indent="false"/>
      <style:text-properties fo:language="es" fo:country="CR" officeooo:rsid="00368b52" officeooo:paragraph-rsid="0037c087"/>
    </style:style>
    <style:style style:name="P104" style:family="paragraph" style:parent-style-name="level_20_3_20_text">
      <style:paragraph-properties fo:margin-left="0cm" fo:margin-right="0cm" fo:text-indent="0cm" style:auto-text-indent="false"/>
      <style:text-properties fo:language="es" fo:country="CR" officeooo:rsid="00368b52" officeooo:paragraph-rsid="003f0065"/>
    </style:style>
    <style:style style:name="P105" style:family="paragraph" style:parent-style-name="level_20_3_20_text">
      <style:paragraph-properties fo:margin-left="2.381cm" fo:margin-right="0cm" fo:text-indent="0cm" style:auto-text-indent="false"/>
      <style:text-properties fo:language="es" fo:country="CR" officeooo:rsid="00368b52" officeooo:paragraph-rsid="003f0065"/>
    </style:style>
    <style:style style:name="P106" style:family="paragraph" style:parent-style-name="level_20_3_20_text">
      <style:paragraph-properties fo:margin-left="2.381cm" fo:margin-right="0cm" fo:text-indent="0cm" style:auto-text-indent="false"/>
      <style:text-properties fo:language="es" fo:country="CR" officeooo:rsid="0035eeb3" officeooo:paragraph-rsid="003f0065" style:language-complex="ar" style:country-complex="SA"/>
    </style:style>
    <style:style style:name="P107" style:family="paragraph" style:parent-style-name="level_20_3_20_text">
      <style:paragraph-properties fo:margin-left="0cm" fo:margin-right="0cm" fo:text-indent="0cm" style:auto-text-indent="false"/>
      <style:text-properties fo:language="es" fo:country="CR" fo:font-weight="normal" officeooo:rsid="0035eeb3" officeooo:paragraph-rsid="003f0065" style:font-weight-asian="normal" style:font-weight-complex="normal"/>
    </style:style>
    <style:style style:name="P108" style:family="paragraph" style:parent-style-name="level_20_3_20_text">
      <style:paragraph-properties fo:margin-left="0cm" fo:margin-right="0cm" fo:text-indent="0cm" style:auto-text-indent="false"/>
      <style:text-properties fo:language="es" fo:country="CR" fo:font-style="normal" officeooo:rsid="0035eeb3" officeooo:paragraph-rsid="003f0065" style:font-style-asian="normal" style:font-style-complex="normal"/>
    </style:style>
    <style:style style:name="P109" style:family="paragraph" style:parent-style-name="level_20_3_20_text">
      <style:paragraph-properties fo:margin-left="0cm" fo:margin-right="0cm" fo:text-indent="0cm" style:auto-text-indent="false"/>
      <style:text-properties fo:language="es" fo:country="CR" fo:font-style="normal" officeooo:rsid="0040f0c6" officeooo:paragraph-rsid="0040f0c6" style:font-style-asian="normal" style:font-style-complex="normal"/>
    </style:style>
    <style:style style:name="P110" style:family="paragraph" style:parent-style-name="level_20_3_20_text">
      <style:paragraph-properties fo:margin-left="0cm" fo:margin-right="0cm" fo:text-indent="0cm" style:auto-text-indent="false"/>
      <style:text-properties fo:language="es" fo:country="CR" fo:font-style="normal" officeooo:rsid="00368b52" officeooo:paragraph-rsid="003f0065" style:font-style-asian="normal" style:font-style-complex="normal"/>
    </style:style>
    <style:style style:name="P111" style:family="paragraph" style:parent-style-name="level_20_3_20_text">
      <style:paragraph-properties fo:margin-left="0cm" fo:margin-right="0cm" fo:text-indent="0cm" style:auto-text-indent="false"/>
      <style:text-properties fo:language="es" fo:country="CR" fo:font-style="normal" officeooo:rsid="0041e463" officeooo:paragraph-rsid="0041e463" style:font-style-asian="normal" style:font-style-complex="normal"/>
    </style:style>
    <style:style style:name="P112" style:family="paragraph" style:parent-style-name="level_20_3_20_text">
      <style:paragraph-properties fo:margin-left="0cm" fo:margin-right="0cm" fo:text-indent="0cm" style:auto-text-indent="false"/>
      <style:text-properties fo:language="es" fo:country="CR" fo:font-style="normal" officeooo:rsid="0043b4fb" officeooo:paragraph-rsid="0043b4fb" style:font-style-asian="normal" style:font-style-complex="normal"/>
    </style:style>
    <style:style style:name="P113" style:family="paragraph" style:parent-style-name="level_20_3_20_text" style:list-style-name="L3">
      <style:text-properties fo:language="es" fo:country="CR" fo:font-style="normal" fo:font-weight="bold" officeooo:rsid="0041e463" officeooo:paragraph-rsid="0041e463" style:font-style-asian="normal" style:font-weight-asian="bold" style:font-style-complex="normal" style:font-weight-complex="bold"/>
    </style:style>
    <style:style style:name="P114" style:family="paragraph" style:parent-style-name="level_20_3_20_text">
      <style:paragraph-properties fo:margin-left="0cm" fo:margin-right="0cm" fo:text-indent="0cm" style:auto-text-indent="false"/>
      <style:text-properties fo:language="es" fo:country="CR" fo:font-style="normal" fo:font-weight="normal" officeooo:rsid="0035eeb3" officeooo:paragraph-rsid="003f0065" style:font-style-asian="normal" style:font-weight-asian="normal" style:font-style-complex="normal" style:font-weight-complex="normal"/>
    </style:style>
    <style:style style:name="P115" style:family="paragraph" style:parent-style-name="level_20_3_20_text" style:list-style-name="L1">
      <style:text-properties fo:language="es" fo:country="CR" officeooo:rsid="0040f0c6" officeooo:paragraph-rsid="0040f0c6"/>
    </style:style>
    <style:style style:name="P116" style:family="paragraph" style:parent-style-name="level_20_3_20_text" style:list-style-name="L1">
      <style:text-properties fo:language="es" fo:country="CR" officeooo:rsid="0040f0c6" officeooo:paragraph-rsid="0041e463"/>
    </style:style>
    <style:style style:name="P117" style:family="paragraph" style:parent-style-name="level_20_3_20_text" style:list-style-name="L1">
      <style:text-properties fo:language="es" fo:country="CR" fo:font-weight="bold" officeooo:rsid="0035eeb3" officeooo:paragraph-rsid="0037c087" style:font-weight-asian="bold" style:font-weight-complex="bold"/>
    </style:style>
    <style:style style:name="P118" style:family="paragraph" style:parent-style-name="level_20_3_20_text" style:list-style-name="L1">
      <style:text-properties fo:language="es" fo:country="CR" fo:font-weight="bold" officeooo:rsid="0035eeb3" officeooo:paragraph-rsid="0041e463" style:font-weight-asian="bold" style:font-weight-complex="bold"/>
    </style:style>
    <style:style style:name="P119" style:family="paragraph" style:parent-style-name="level_20_3_20_text">
      <style:paragraph-properties fo:margin-left="0cm" fo:margin-right="0cm" fo:text-indent="0cm" style:auto-text-indent="false"/>
      <style:text-properties fo:language="es" fo:country="CR" officeooo:rsid="0041e463" officeooo:paragraph-rsid="0041e463"/>
    </style:style>
    <style:style style:name="P120" style:family="paragraph" style:parent-style-name="level_20_3_20_text">
      <style:paragraph-properties fo:margin-left="0cm" fo:margin-right="0cm" fo:text-indent="0cm" style:auto-text-indent="false"/>
      <style:text-properties fo:language="es" fo:country="CR" officeooo:rsid="0042dfa5" officeooo:paragraph-rsid="0042dfa5"/>
    </style:style>
    <style:style style:name="P121" style:family="paragraph" style:parent-style-name="level_20_3_20_text">
      <style:paragraph-properties fo:margin-left="2.381cm" fo:margin-right="0cm" fo:text-indent="0cm" style:auto-text-indent="false"/>
      <style:text-properties style:use-window-font-color="true" loext:opacity="0%" style:font-name="Arial" fo:font-size="11pt" fo:language="es" fo:country="CR" fo:font-style="italic" fo:font-weight="bold" officeooo:rsid="00367d56" officeooo:paragraph-rsid="003acf3d" style:font-name-asian="Times New Roman" style:font-size-asian="11pt" style:font-style-asian="italic" style:font-weight-asian="bold" style:font-name-complex="Arial" style:font-size-complex="10pt" style:language-complex="ar" style:country-complex="SA" style:font-weight-complex="bold"/>
    </style:style>
    <style:style style:name="P122" style:family="paragraph" style:parent-style-name="level_20_3_20_text">
      <style:paragraph-properties fo:margin-left="2.381cm" fo:margin-right="0cm" fo:text-indent="0cm" style:auto-text-indent="false"/>
      <style:text-properties style:use-window-font-color="true" loext:opacity="0%" style:font-name="Arial" fo:font-size="11pt" fo:language="es" fo:country="CR" fo:font-style="italic" fo:font-weight="bold" officeooo:rsid="00367d56" officeooo:paragraph-rsid="003f0065" style:font-name-asian="Times New Roman" style:font-size-asian="11pt" style:font-style-asian="italic" style:font-weight-asian="bold" style:font-name-complex="Arial" style:font-size-complex="10pt" style:language-complex="ar" style:country-complex="SA" style:font-weight-complex="bold"/>
    </style:style>
    <style:style style:name="P123" style:family="paragraph" style:parent-style-name="level_20_3_20_text">
      <style:paragraph-properties fo:margin-left="2.381cm" fo:margin-right="0cm" fo:text-indent="0cm" style:auto-text-indent="false"/>
      <style:text-properties style:font-name="Times New Roman" fo:language="es" fo:country="CR" officeooo:paragraph-rsid="003f0065" style:font-name-complex="Times New Roman"/>
    </style:style>
    <style:style style:name="P124" style:family="paragraph" style:parent-style-name="level_20_3_20_text">
      <style:paragraph-properties fo:margin-left="0cm" fo:margin-right="0cm" fo:text-indent="0cm" style:auto-text-indent="false"/>
      <style:text-properties fo:font-style="normal" style:font-style-asian="normal" style:font-style-complex="normal"/>
    </style:style>
    <style:style style:name="P125" style:family="paragraph" style:parent-style-name="level_20_3_20_text" style:list-style-name="L3">
      <style:text-properties fo:font-weight="bold" officeooo:paragraph-rsid="0041e463" style:font-weight-asian="bold" style:font-weight-complex="bold"/>
    </style:style>
    <style:style style:name="P126" style:family="paragraph" style:parent-style-name="level_20_4">
      <style:text-properties fo:language="es" fo:country="CR" officeooo:paragraph-rsid="003f0065"/>
    </style:style>
    <style:style style:name="P127" style:family="paragraph" style:parent-style-name="requirement">
      <style:text-properties fo:language="es" fo:country="CR" fo:font-weight="bold" officeooo:rsid="0035eeb3" officeooo:paragraph-rsid="00392a25" style:font-weight-asian="bold" style:font-weight-complex="bold"/>
    </style:style>
    <style:style style:name="P128" style:family="paragraph" style:parent-style-name="requirement">
      <style:text-properties fo:language="es" fo:country="CR" officeooo:rsid="0035eeb3" officeooo:paragraph-rsid="0041e463"/>
    </style:style>
    <style:style style:name="P129" style:family="paragraph" style:parent-style-name="requirement">
      <style:text-properties fo:language="es" fo:country="CR" officeooo:rsid="0035eeb3" officeooo:paragraph-rsid="0043b4fb"/>
    </style:style>
    <style:style style:name="P130" style:family="paragraph" style:parent-style-name="requirement">
      <style:text-properties fo:language="es" fo:country="CR" officeooo:paragraph-rsid="0042dfa5"/>
    </style:style>
    <style:style style:name="P131" style:family="paragraph" style:parent-style-name="requirement">
      <style:text-properties style:use-window-font-color="true" loext:opacity="0%" style:font-name="Times New Roman" fo:font-size="12pt" fo:language="es" fo:country="CR" fo:font-style="normal" officeooo:rsid="00392a25" officeooo:paragraph-rsid="00392a25" style:font-name-asian="Times New Roman" style:font-size-asian="12pt" style:font-style-asian="normal" style:font-name-complex="Times New Roman" style:font-size-complex="10pt" style:language-complex="ar" style:country-complex="SA" style:font-style-complex="normal"/>
    </style:style>
    <style:style style:name="P132" style:family="paragraph" style:parent-style-name="requirement">
      <style:text-properties style:use-window-font-color="true" loext:opacity="0%" style:font-name="Times New Roman" fo:font-size="12pt" fo:language="es" fo:country="CR" fo:font-style="normal" officeooo:rsid="00392a25" officeooo:paragraph-rsid="003acf3d" style:font-name-asian="Times New Roman" style:font-size-asian="12pt" style:font-style-asian="normal" style:font-name-complex="Times New Roman" style:font-size-complex="10pt" style:language-complex="ar" style:country-complex="SA" style:font-style-complex="normal"/>
    </style:style>
    <style:style style:name="P133" style:family="paragraph" style:parent-style-name="requirement">
      <style:text-properties style:use-window-font-color="true" loext:opacity="0%" style:font-name="Times New Roman" fo:font-size="12pt" fo:language="es" fo:country="CR" fo:font-style="normal" officeooo:rsid="00392a25" officeooo:paragraph-rsid="0043b4fb" style:font-name-asian="Times New Roman" style:font-size-asian="12pt" style:font-style-asian="normal" style:font-name-complex="Times New Roman" style:font-size-complex="10pt" style:language-complex="ar" style:country-complex="SA" style:font-style-complex="normal"/>
    </style:style>
    <style:style style:name="P134" style:family="paragraph" style:parent-style-name="requirement">
      <style:text-properties style:use-window-font-color="true" loext:opacity="0%" style:font-name="Times New Roman" fo:font-size="12pt" fo:language="es" fo:country="CR" fo:font-style="normal" officeooo:rsid="0039ef7c" officeooo:paragraph-rsid="0039ef7c" style:font-name-asian="Times New Roman" style:font-size-asian="12pt" style:font-style-asian="normal" style:font-name-complex="Times New Roman" style:font-size-complex="10pt" style:language-complex="ar" style:country-complex="SA" style:font-style-complex="normal"/>
    </style:style>
    <style:style style:name="P135" style:family="paragraph" style:parent-style-name="requirement" style:list-style-name="L2">
      <style:text-properties officeooo:paragraph-rsid="0040f0c6"/>
    </style:style>
    <style:style style:name="P136" style:family="paragraph" style:parent-style-name="requirement" style:list-style-name="L2">
      <style:text-properties officeooo:paragraph-rsid="0041e463"/>
    </style:style>
    <style:style style:name="P137" style:family="paragraph" style:parent-style-name="requirement" style:list-style-name="L2">
      <style:text-properties officeooo:paragraph-rsid="0042dfa5"/>
    </style:style>
    <style:style style:name="P138" style:family="paragraph" style:parent-style-name="requirement">
      <style:text-properties officeooo:paragraph-rsid="0043b4fb"/>
    </style:style>
    <style:style style:name="P139" style:family="paragraph" style:parent-style-name="template" style:list-style-name="L4">
      <style:text-properties fo:language="es" fo:country="CR" officeooo:rsid="001e86ae" officeooo:paragraph-rsid="001e86ae"/>
    </style:style>
    <style:style style:name="P140" style:family="paragraph" style:parent-style-name="template" style:list-style-name="L5">
      <style:text-properties fo:language="es" fo:country="CR" officeooo:rsid="001e86ae" officeooo:paragraph-rsid="00206886"/>
    </style:style>
    <style:style style:name="P141" style:family="paragraph" style:parent-style-name="template" style:list-style-name="L5">
      <style:text-properties fo:language="es" fo:country="CR" officeooo:rsid="001e86ae" officeooo:paragraph-rsid="001e86ae"/>
    </style:style>
    <style:style style:name="P142" style:family="paragraph" style:parent-style-name="template" style:list-style-name="L4">
      <style:text-properties fo:language="es" fo:country="CR" officeooo:rsid="001da25b" officeooo:paragraph-rsid="001e86ae"/>
    </style:style>
    <style:style style:name="P143" style:family="paragraph" style:parent-style-name="template" style:list-style-name="L4">
      <style:text-properties fo:language="es" fo:country="CR" officeooo:rsid="001da25b" officeooo:paragraph-rsid="001da25b"/>
    </style:style>
    <style:style style:name="P144" style:family="paragraph" style:parent-style-name="template" style:list-style-name="L5">
      <style:text-properties fo:language="es" fo:country="CR" officeooo:rsid="001da25b" officeooo:paragraph-rsid="001e86ae"/>
    </style:style>
    <style:style style:name="P145" style:family="paragraph" style:parent-style-name="template" style:list-style-name="L5">
      <style:text-properties fo:language="es" fo:country="CR" officeooo:rsid="001da25b" officeooo:paragraph-rsid="00206886"/>
    </style:style>
    <style:style style:name="P146" style:family="paragraph" style:parent-style-name="template" style:list-style-name="L4">
      <style:text-properties fo:language="es" fo:country="CR" officeooo:rsid="00206886" officeooo:paragraph-rsid="00206886"/>
    </style:style>
    <style:style style:name="P147" style:family="paragraph" style:parent-style-name="template" style:list-style-name="L5">
      <style:text-properties fo:language="es" fo:country="CR" officeooo:rsid="00206886" officeooo:paragraph-rsid="00206886"/>
    </style:style>
    <style:style style:name="T1" style:family="text">
      <style:text-properties fo:font-size="12pt" style:font-size-asian="12pt"/>
    </style:style>
    <style:style style:name="T2" style:family="text">
      <style:text-properties fo:font-weight="normal" style:font-weight-asian="normal" style:font-weight-complex="normal"/>
    </style:style>
    <style:style style:name="T3" style:family="text">
      <style:text-properties fo:font-weight="normal" officeooo:rsid="0024425b" style:font-weight-asian="normal" style:font-weight-complex="normal"/>
    </style:style>
    <style:style style:name="T4" style:family="text">
      <style:text-properties fo:font-style="normal" style:font-style-asian="normal"/>
    </style:style>
    <style:style style:name="T5" style:family="text">
      <style:text-properties fo:font-style="normal" style:font-style-asian="normal" style:font-style-complex="normal"/>
    </style:style>
    <style:style style:name="T6" style:family="text">
      <style:text-properties fo:font-style="normal" officeooo:rsid="003c7e19" style:font-style-asian="normal" style:font-style-complex="normal"/>
    </style:style>
    <style:style style:name="T7" style:family="text">
      <style:text-properties fo:font-style="normal" officeooo:rsid="0038a3a1" style:font-style-asian="normal" style:font-style-complex="normal"/>
    </style:style>
    <style:style style:name="T8" style:family="text">
      <style:text-properties fo:font-style="normal" officeooo:rsid="003f0065" style:font-style-asian="normal" style:font-style-complex="normal"/>
    </style:style>
    <style:style style:name="T9" style:family="text">
      <style:text-properties fo:font-style="normal" officeooo:rsid="00368b52" style:font-style-asian="normal" style:font-style-complex="normal"/>
    </style:style>
    <style:style style:name="T10" style:family="text">
      <style:text-properties fo:font-style="normal" officeooo:rsid="0037c087" style:font-style-asian="normal" style:font-style-complex="normal"/>
    </style:style>
    <style:style style:name="T11" style:family="text">
      <style:text-properties fo:font-style="normal" officeooo:rsid="0042dfa5" style:font-style-asian="normal" style:font-style-complex="normal"/>
    </style:style>
    <style:style style:name="T12" style:family="text">
      <style:text-properties fo:font-style="normal" fo:font-weight="bold" officeooo:rsid="003c7e19" style:font-style-asian="normal" style:font-weight-asian="bold" style:font-style-complex="normal" style:font-weight-complex="bold"/>
    </style:style>
    <style:style style:name="T13" style:family="text">
      <style:text-properties officeooo:rsid="001ca145"/>
    </style:style>
    <style:style style:name="T14" style:family="text">
      <style:text-properties style:use-window-font-color="true" loext:opacity="0%" style:font-name="Arial" fo:font-size="11pt" fo:font-style="italic" style:font-name-asian="Times New Roman" style:font-size-asian="11pt" style:font-style-asian="italic" style:font-name-complex="Arial" style:font-size-complex="10pt"/>
    </style:style>
    <style:style style:name="T15" style:family="text">
      <style:text-properties style:use-window-font-color="true" loext:opacity="0%" style:font-name="Arial" fo:font-size="11pt" fo:font-style="italic" officeooo:rsid="00367d56" style:font-name-asian="Times New Roman" style:font-size-asian="11pt" style:font-style-asian="italic" style:font-name-complex="Arial" style:font-size-complex="10pt"/>
    </style:style>
    <style:style style:name="T16" style:family="text">
      <style:text-properties style:use-window-font-color="true" loext:opacity="0%" style:font-name="Arial" fo:font-size="11pt" fo:font-style="italic" style:font-name-asian="Times New Roman" style:font-size-asian="11pt" style:font-style-asian="italic" style:font-name-complex="Arial" style:font-size-complex="10pt" style:language-complex="ar" style:country-complex="SA"/>
    </style:style>
    <style:style style:name="T17" style:family="text">
      <style:text-properties style:use-window-font-color="true" loext:opacity="0%" style:font-name="Arial" fo:font-size="11pt" fo:font-style="italic" officeooo:rsid="0021ff9e" style:font-name-asian="Times New Roman" style:font-size-asian="11pt" style:font-style-asian="italic" style:font-name-complex="Arial" style:font-size-complex="10pt" style:language-complex="ar" style:country-complex="SA"/>
    </style:style>
    <style:style style:name="T18" style:family="text">
      <style:text-properties style:use-window-font-color="true" loext:opacity="0%" style:font-name="Arial" fo:font-size="11pt" fo:font-style="italic" officeooo:rsid="0037c087" style:font-name-asian="Times New Roman" style:font-size-asian="11pt" style:font-style-asian="italic" style:font-name-complex="Arial" style:font-size-complex="10pt" style:language-complex="ar" style:country-complex="SA"/>
    </style:style>
    <style:style style:name="T19" style:family="text">
      <style:text-properties style:use-window-font-color="true" loext:opacity="0%" style:font-name="Arial" fo:font-size="11pt" fo:font-style="italic" officeooo:rsid="003c7e19" style:font-name-asian="Times New Roman" style:font-size-asian="11pt" style:font-style-asian="italic" style:font-name-complex="Arial" style:font-size-complex="10pt" style:language-complex="ar" style:country-complex="SA"/>
    </style:style>
    <style:style style:name="T20" style:family="text">
      <style:text-properties style:use-window-font-color="true" loext:opacity="0%" style:font-name="Arial" fo:font-size="11pt" fo:font-style="italic" officeooo:rsid="0040f0c6" style:font-name-asian="Times New Roman" style:font-size-asian="11pt" style:font-style-asian="italic" style:font-name-complex="Arial" style:font-size-complex="10pt" style:language-complex="ar" style:country-complex="SA" style:font-style-complex="italic"/>
    </style:style>
    <style:style style:name="T21" style:family="text">
      <style:text-properties style:use-window-font-color="true" loext:opacity="0%" style:font-name="Arial" fo:font-size="11pt" fo:font-style="italic" officeooo:rsid="0042dfa5" style:font-name-asian="Times New Roman" style:font-size-asian="11pt" style:font-style-asian="italic" style:font-name-complex="Arial" style:font-size-complex="10pt" style:language-complex="ar" style:country-complex="SA" style:font-style-complex="italic"/>
    </style:style>
    <style:style style:name="T22" style:family="text">
      <style:text-properties style:use-window-font-color="true" loext:opacity="0%" style:font-name="Arial" fo:font-size="11pt" fo:font-style="italic" officeooo:rsid="003acf3d" style:font-name-asian="Times New Roman" style:font-size-asian="11pt" style:font-style-asian="italic" style:font-name-complex="Arial" style:font-size-complex="10pt"/>
    </style:style>
    <style:style style:name="T23" style:family="text">
      <style:text-properties style:use-window-font-color="true" loext:opacity="0%" style:font-name="Arial" fo:font-size="11pt" fo:font-style="italic" officeooo:rsid="003f0065" style:font-name-asian="Times New Roman" style:font-size-asian="11pt" style:font-style-asian="italic" style:font-name-complex="Arial" style:font-size-complex="10pt"/>
    </style:style>
    <style:style style:name="T24" style:family="text">
      <style:text-properties style:use-window-font-color="true" loext:opacity="0%" style:font-name="Arial" fo:font-size="11pt" fo:font-style="italic" fo:font-weight="bold" officeooo:rsid="0041e463" style:font-name-asian="Times New Roman" style:font-size-asian="11pt" style:font-style-asian="italic" style:font-weight-asian="bold" style:font-name-complex="Arial" style:font-size-complex="10pt" style:language-complex="ar" style:country-complex="SA" style:font-weight-complex="bold"/>
    </style:style>
    <style:style style:name="T25" style:family="text">
      <style:text-properties style:use-window-font-color="true" loext:opacity="0%" style:font-name="Arial" fo:font-size="11pt" fo:language="es" fo:country="CR" fo:font-style="italic" fo:font-weight="bold" officeooo:rsid="0040f0c6" style:font-name-asian="Times New Roman" style:font-size-asian="11pt" style:font-style-asian="italic" style:font-weight-asian="bold" style:font-name-complex="Arial" style:font-size-complex="10pt" style:language-complex="ar" style:country-complex="SA" style:font-weight-complex="bold"/>
    </style:style>
    <style:style style:name="T26" style:family="text">
      <style:text-properties style:use-window-font-color="true" loext:opacity="0%" style:font-name="Arial" fo:font-size="11pt" fo:language="es" fo:country="CR" fo:font-style="italic" fo:font-weight="bold" officeooo:rsid="0040f0c6" style:font-name-asian="Times New Roman" style:font-size-asian="11pt" style:font-style-asian="italic" style:font-weight-asian="bold" style:font-name-complex="Arial" style:font-size-complex="10pt" style:language-complex="ar" style:country-complex="SA" style:font-style-complex="normal" style:font-weight-complex="bold"/>
    </style:style>
    <style:style style:name="T27" style:family="text">
      <style:text-properties style:use-window-font-color="true" loext:opacity="0%" style:font-name="Arial" fo:font-size="11pt" style:font-name-asian="Times New Roman" style:font-size-asian="11pt" style:font-name-complex="Arial" style:font-size-complex="10pt" style:language-complex="ar" style:country-complex="SA"/>
    </style:style>
    <style:style style:name="T28" style:family="text">
      <style:text-properties style:use-window-font-color="true" loext:opacity="0%" style:font-name="Arial" fo:font-size="11pt" officeooo:rsid="0040f0c6" style:font-name-asian="Times New Roman" style:font-size-asian="11pt" style:font-name-complex="Arial" style:font-size-complex="10pt" style:language-complex="ar" style:country-complex="SA"/>
    </style:style>
    <style:style style:name="T29" style:family="text">
      <style:text-properties style:use-window-font-color="true" loext:opacity="0%" style:font-name="Arial" fo:font-size="11pt" officeooo:rsid="0041e463" style:font-name-asian="Times New Roman" style:font-size-asian="11pt" style:font-name-complex="Arial" style:font-size-complex="10pt" style:language-complex="ar" style:country-complex="SA"/>
    </style:style>
    <style:style style:name="T30" style:family="text">
      <style:text-properties style:use-window-font-color="true" loext:opacity="0%" style:font-name="Arial" fo:font-size="11pt" officeooo:rsid="003c7e19" style:font-name-asian="Times New Roman" style:font-size-asian="11pt" style:font-name-complex="Arial" style:font-size-complex="10pt" style:language-complex="ar" style:country-complex="SA"/>
    </style:style>
    <style:style style:name="T31" style:family="text">
      <style:text-properties style:use-window-font-color="true" loext:opacity="0%" style:font-name="Arial" fo:font-size="11pt" officeooo:rsid="0042dfa5" style:font-name-asian="Times New Roman" style:font-size-asian="11pt" style:font-name-complex="Arial" style:font-size-complex="10pt" style:language-complex="ar" style:country-complex="SA"/>
    </style:style>
    <style:style style:name="T32" style:family="text">
      <style:text-properties style:use-window-font-color="true" loext:opacity="0%" style:font-name="Arial" fo:font-size="11pt" fo:font-weight="bold" officeooo:rsid="0040f0c6" style:font-name-asian="Times New Roman" style:font-size-asian="11pt" style:font-weight-asian="bold" style:font-name-complex="Arial" style:font-size-complex="10pt" style:language-complex="ar" style:country-complex="SA" style:font-weight-complex="bold"/>
    </style:style>
    <style:style style:name="T33" style:family="text">
      <style:text-properties style:use-window-font-color="true" loext:opacity="0%" style:font-name="Times" fo:font-size="14pt" fo:font-weight="bold" officeooo:rsid="0035eeb3" style:font-name-asian="Times New Roman" style:font-size-asian="14pt" style:font-weight-asian="bold" style:font-name-complex="Times" style:font-size-complex="10pt" style:language-complex="ar" style:country-complex="SA"/>
    </style:style>
    <style:style style:name="T34" style:family="text">
      <style:text-properties style:use-window-font-color="true" loext:opacity="0%" style:font-name="Times New Roman" fo:font-size="12pt" officeooo:rsid="0038a3a1" style:font-name-asian="Times New Roman" style:font-size-asian="12pt" style:font-name-complex="Times New Roman" style:font-size-complex="10pt" style:language-complex="ar" style:country-complex="SA"/>
    </style:style>
    <style:style style:name="T35" style:family="text">
      <style:text-properties style:use-window-font-color="true" loext:opacity="0%" style:font-name="Times New Roman" fo:font-size="12pt" officeooo:rsid="00392a25" style:font-name-asian="Times New Roman" style:font-size-asian="12pt" style:font-name-complex="Times New Roman" style:font-size-complex="10pt" style:language-complex="ar" style:country-complex="SA"/>
    </style:style>
    <style:style style:name="T36" style:family="text">
      <style:text-properties style:use-window-font-color="true" loext:opacity="0%" style:font-name="Times New Roman" fo:font-size="12pt" fo:font-style="italic" officeooo:rsid="0038a3a1" style:font-name-asian="Times New Roman" style:font-size-asian="12pt" style:font-style-asian="italic" style:font-name-complex="Times New Roman" style:font-size-complex="10pt" style:language-complex="ar" style:country-complex="SA" style:font-style-complex="italic"/>
    </style:style>
    <style:style style:name="T37" style:family="text">
      <style:text-properties style:use-window-font-color="true" loext:opacity="0%" style:font-name="Times New Roman" fo:font-size="12pt" fo:font-style="italic" officeooo:rsid="00392a25" style:font-name-asian="Times New Roman" style:font-size-asian="12pt" style:font-style-asian="italic" style:font-name-complex="Times New Roman" style:font-size-complex="10pt" style:language-complex="ar" style:country-complex="SA" style:font-style-complex="italic"/>
    </style:style>
    <style:style style:name="T38" style:family="text">
      <style:text-properties style:use-window-font-color="true" loext:opacity="0%" style:font-name="Times New Roman" fo:font-size="12pt" fo:font-style="italic" officeooo:rsid="003c7e19" style:font-name-asian="Times New Roman" style:font-size-asian="12pt" style:font-style-asian="italic" style:font-name-complex="Times New Roman" style:font-size-complex="10pt" style:language-complex="ar" style:country-complex="SA" style:font-style-complex="italic"/>
    </style:style>
    <style:style style:name="T39" style:family="text">
      <style:text-properties style:use-window-font-color="true" loext:opacity="0%" style:font-name="Times New Roman" fo:font-size="12pt" fo:font-style="normal" style:font-name-asian="Times New Roman" style:font-size-asian="12pt" style:font-style-asian="normal" style:font-name-complex="Times New Roman" style:font-size-complex="10pt" style:language-complex="ar" style:country-complex="SA" style:font-style-complex="normal"/>
    </style:style>
    <style:style style:name="T40" style:family="text">
      <style:text-properties style:use-window-font-color="true" loext:opacity="0%" style:font-name="Times New Roman" fo:font-size="12pt" fo:font-style="normal" officeooo:rsid="00392a25" style:font-name-asian="Times New Roman" style:font-size-asian="12pt" style:font-style-asian="normal" style:font-name-complex="Times New Roman" style:font-size-complex="10pt" style:language-complex="ar" style:country-complex="SA" style:font-style-complex="normal"/>
    </style:style>
    <style:style style:name="T41" style:family="text">
      <style:text-properties style:use-window-font-color="true" loext:opacity="0%" style:font-name="Times New Roman" fo:font-size="12pt" fo:font-style="normal" officeooo:rsid="0039ef7c" style:font-name-asian="Times New Roman" style:font-size-asian="12pt" style:font-style-asian="normal" style:font-name-complex="Times New Roman" style:font-size-complex="10pt" style:language-complex="ar" style:country-complex="SA" style:font-style-complex="normal"/>
    </style:style>
    <style:style style:name="T42" style:family="text">
      <style:text-properties style:use-window-font-color="true" loext:opacity="0%" style:font-name="Times New Roman" fo:font-size="12pt" fo:font-style="normal" officeooo:rsid="003c7e19" style:font-name-asian="Times New Roman" style:font-size-asian="12pt" style:font-style-asian="normal" style:font-name-complex="Times New Roman" style:font-size-complex="10pt" style:language-complex="ar" style:country-complex="SA" style:font-style-complex="normal"/>
    </style:style>
    <style:style style:name="T43" style:family="text">
      <style:text-properties style:use-window-font-color="true" loext:opacity="0%" style:font-name="Times New Roman" fo:font-size="12pt" fo:font-style="normal" officeooo:rsid="0043b4fb" style:font-name-asian="Times New Roman" style:font-size-asian="12pt" style:font-style-asian="normal" style:font-name-complex="Times New Roman" style:font-size-complex="10pt" style:language-complex="ar" style:country-complex="SA" style:font-style-complex="normal"/>
    </style:style>
    <style:style style:name="T44" style:family="text">
      <style:text-properties style:use-window-font-color="true" loext:opacity="0%" style:font-name="Times New Roman" fo:font-size="12pt" fo:language="es" fo:country="CR" officeooo:rsid="0042dfa5" style:font-name-asian="Times New Roman" style:font-size-asian="12pt" style:font-name-complex="Times New Roman" style:font-size-complex="10pt" style:language-complex="ar" style:country-complex="SA"/>
    </style:style>
    <style:style style:name="T45" style:family="text">
      <style:text-properties style:use-window-font-color="true" loext:opacity="0%" style:font-name="Times New Roman" fo:font-size="12pt" fo:language="es" fo:country="CR" officeooo:rsid="0038a3a1" style:font-name-asian="Times New Roman" style:font-size-asian="12pt" style:font-name-complex="Times New Roman" style:font-size-complex="10pt" style:language-complex="ar" style:country-complex="SA"/>
    </style:style>
    <style:style style:name="T46" style:family="text">
      <style:text-properties style:use-window-font-color="true" loext:opacity="0%" style:font-name="Times New Roman" fo:font-size="12pt" fo:language="es" fo:country="CR" fo:font-style="italic" officeooo:rsid="003c7e19" style:font-name-asian="Times New Roman" style:font-size-asian="12pt" style:font-style-asian="italic" style:font-name-complex="Times New Roman" style:font-size-complex="10pt" style:language-complex="ar" style:country-complex="SA" style:font-style-complex="italic"/>
    </style:style>
    <style:style style:name="T47" style:family="text">
      <style:text-properties style:use-window-font-color="true" loext:opacity="0%" style:font-name="arial" fo:font-size="11pt" fo:font-weight="bold" officeooo:rsid="0040f0c6" style:font-name-asian="Times New Roman" style:font-size-asian="11pt" style:font-weight-asian="bold" style:font-name-complex="Arial" style:font-size-complex="10pt" style:language-complex="ar" style:country-complex="SA" style:font-weight-complex="bold"/>
    </style:style>
    <style:style style:name="T48" style:family="text">
      <style:text-properties style:use-window-font-color="true" loext:opacity="0%" style:font-name="arial" fo:font-size="11pt" fo:language="es" fo:country="CR" fo:font-style="italic" fo:font-weight="bold" officeooo:rsid="0040f0c6" style:font-name-asian="Times New Roman" style:font-size-asian="11pt" style:font-style-asian="italic" style:font-weight-asian="bold" style:font-name-complex="Arial" style:font-size-complex="10pt" style:language-complex="ar" style:country-complex="SA" style:font-weight-complex="bold"/>
    </style:style>
    <style:style style:name="T49" style:family="text">
      <style:text-properties style:use-window-font-color="true" loext:opacity="0%" style:font-name="arial" fo:font-size="11pt" fo:language="es" fo:country="CR" fo:font-style="italic" fo:font-weight="bold" officeooo:rsid="0040f0c6" style:font-name-asian="Times New Roman" style:font-size-asian="11pt" style:font-style-asian="italic" style:font-weight-asian="bold" style:font-name-complex="Arial" style:font-size-complex="10pt" style:language-complex="ar" style:country-complex="SA" style:font-style-complex="normal" style:font-weight-complex="bold"/>
    </style:style>
    <style:style style:name="T50" style:family="text">
      <style:text-properties officeooo:rsid="001e86ae"/>
    </style:style>
    <style:style style:name="T51" style:family="text">
      <style:text-properties officeooo:rsid="00206886"/>
    </style:style>
    <style:style style:name="T52" style:family="text">
      <style:text-properties officeooo:rsid="0021ff9e"/>
    </style:style>
    <style:style style:name="T53" style:family="text">
      <style:text-properties officeooo:rsid="002321cf"/>
    </style:style>
    <style:style style:name="T54" style:family="text">
      <style:text-properties officeooo:rsid="002427d8"/>
    </style:style>
    <style:style style:name="T55" style:family="text">
      <style:text-properties officeooo:rsid="002d28d0"/>
    </style:style>
    <style:style style:name="T56" style:family="text">
      <style:text-properties officeooo:rsid="0035eeb3"/>
    </style:style>
    <style:style style:name="T57" style:family="text">
      <style:text-properties fo:language="es" fo:country="CR"/>
    </style:style>
    <style:style style:name="T58" style:family="text">
      <style:text-properties fo:language="es" fo:country="CR" style:language-asian="none" style:country-asian="none"/>
    </style:style>
    <style:style style:name="T59" style:family="text">
      <style:text-properties fo:language="es" fo:country="CR" officeooo:rsid="0035eeb3"/>
    </style:style>
    <style:style style:name="T60" style:family="text">
      <style:text-properties fo:language="es" fo:country="CR" fo:font-style="normal" officeooo:rsid="0041e463" style:font-style-asian="normal" style:font-style-complex="normal"/>
    </style:style>
    <style:style style:name="T61" style:family="text">
      <style:text-properties fo:language="es" fo:country="CR" officeooo:rsid="0038a3a1"/>
    </style:style>
    <style:style style:name="T62" style:family="text">
      <style:text-properties fo:language="es" fo:country="CR" officeooo:rsid="0042dfa5"/>
    </style:style>
    <style:style style:name="T63" style:family="text">
      <style:text-properties fo:language="es" fo:country="CR" fo:font-style="italic" officeooo:rsid="0042dfa5" style:font-style-asian="italic" style:font-style-complex="italic"/>
    </style:style>
    <style:style style:name="T64" style:family="text">
      <style:text-properties fo:font-weight="bold" style:font-weight-asian="bold" style:font-weight-complex="bold"/>
    </style:style>
    <style:style style:name="T65" style:family="text">
      <style:text-properties fo:font-weight="bold" officeooo:rsid="0037c087" style:font-weight-asian="bold" style:font-weight-complex="bold"/>
    </style:style>
    <style:style style:name="T66" style:family="text">
      <style:text-properties fo:font-weight="bold" officeooo:rsid="003acf3d" style:font-weight-asian="bold" style:font-weight-complex="bold"/>
    </style:style>
    <style:style style:name="T67" style:family="text">
      <style:text-properties fo:font-weight="bold" officeooo:rsid="003c7e19" style:font-weight-asian="bold" style:font-weight-complex="bold"/>
    </style:style>
    <style:style style:name="T68" style:family="text">
      <style:text-properties officeooo:rsid="00367d56"/>
    </style:style>
    <style:style style:name="T69" style:family="text">
      <style:text-properties officeooo:rsid="0035eeb3" style:language-complex="ar" style:country-complex="SA"/>
    </style:style>
    <style:style style:name="T70" style:family="text">
      <style:text-properties officeooo:rsid="00368b52"/>
    </style:style>
    <style:style style:name="T71" style:family="text">
      <style:text-properties fo:font-size="14pt" fo:font-weight="bold" officeooo:rsid="00368b52" style:font-size-asian="14pt" style:font-weight-asian="bold" style:font-size-complex="14pt" style:font-weight-complex="bold"/>
    </style:style>
    <style:style style:name="T72" style:family="text">
      <style:text-properties fo:font-size="14pt" fo:font-weight="bold" officeooo:rsid="0037c087" style:font-size-asian="14pt" style:font-weight-asian="bold" style:font-size-complex="14pt" style:font-weight-complex="bold"/>
    </style:style>
    <style:style style:name="T73" style:family="text">
      <style:text-properties officeooo:rsid="0037c087"/>
    </style:style>
    <style:style style:name="T74" style:family="text">
      <style:text-properties officeooo:rsid="0038a3a1"/>
    </style:style>
    <style:style style:name="T75" style:family="text">
      <style:text-properties fo:font-style="italic" officeooo:rsid="0038a3a1" style:font-style-asian="italic" style:font-style-complex="italic"/>
    </style:style>
    <style:style style:name="T76" style:family="text">
      <style:text-properties fo:font-style="italic" officeooo:rsid="003acf3d" style:font-style-asian="italic" style:font-style-complex="italic"/>
    </style:style>
    <style:style style:name="T77" style:family="text">
      <style:text-properties fo:font-style="italic" officeooo:rsid="003c7e19" style:font-style-asian="italic" style:font-style-complex="italic"/>
    </style:style>
    <style:style style:name="T78" style:family="text">
      <style:text-properties fo:font-style="italic" officeooo:rsid="0042dfa5" style:font-style-asian="italic" style:font-style-complex="italic"/>
    </style:style>
    <style:style style:name="T79" style:family="text">
      <style:text-properties fo:font-style="italic" officeooo:rsid="0043b4fb" style:font-style-asian="italic" style:font-style-complex="italic"/>
    </style:style>
    <style:style style:name="T80" style:family="text">
      <style:text-properties officeooo:rsid="00392a25"/>
    </style:style>
    <style:style style:name="T81" style:family="text">
      <style:text-properties officeooo:rsid="003acf3d"/>
    </style:style>
    <style:style style:name="T82" style:family="text">
      <style:text-properties officeooo:rsid="003c7e19"/>
    </style:style>
    <style:style style:name="T83" style:family="text">
      <style:text-properties officeooo:rsid="003f0065"/>
    </style:style>
    <style:style style:name="T84" style:family="text">
      <style:text-properties officeooo:rsid="0040f0c6"/>
    </style:style>
    <style:style style:name="T85" style:family="text">
      <style:text-properties style:font-name="arial" fo:font-weight="bold" officeooo:rsid="003acf3d" style:font-weight-asian="bold" style:font-weight-complex="bold"/>
    </style:style>
    <style:style style:name="T86" style:family="text">
      <style:text-properties officeooo:rsid="0041e463"/>
    </style:style>
    <style:style style:name="T87" style:family="text">
      <style:text-properties officeooo:rsid="0042dfa5"/>
    </style:style>
    <style:style style:name="T88" style:family="text">
      <style:text-properties officeooo:rsid="0043b4fb"/>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4.085cm" fo:text-indent="-0.635cm" fo:margin-left="4.0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72cm" fo:text-indent="-0.635cm" fo:margin-left="4.7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355cm" fo:text-indent="-0.635cm" fo:margin-left="5.3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99cm" fo:text-indent="-0.635cm" fo:margin-left="5.9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625cm" fo:text-indent="-0.635cm" fo:margin-left="6.6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7.26cm" fo:text-indent="-0.635cm" fo:margin-left="7.2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895cm" fo:text-indent="-0.635cm" fo:margin-left="7.8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53cm" fo:text-indent="-0.635cm" fo:margin-left="8.5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9.165cm" fo:text-indent="-0.635cm" fo:margin-left="9.1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8cm" fo:text-indent="-0.635cm" fo:margin-left="9.8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3.769cm" fo:text-indent="-0.635cm" fo:margin-left="3.76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04cm" fo:text-indent="-0.635cm" fo:margin-left="4.40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39cm" fo:text-indent="-0.635cm" fo:margin-left="5.03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674cm" fo:text-indent="-0.635cm" fo:margin-left="5.67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09cm" fo:text-indent="-0.635cm" fo:margin-left="6.30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44cm" fo:text-indent="-0.635cm" fo:margin-left="6.94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579cm" fo:text-indent="-0.635cm" fo:margin-left="7.57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14cm" fo:text-indent="-0.635cm" fo:margin-left="8.21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49cm" fo:text-indent="-0.635cm" fo:margin-left="8.84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484cm" fo:text-indent="-0.635cm" fo:margin-left="9.484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3.651cm" fo:text-indent="-0.635cm" fo:margin-left="3.6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286cm" fo:text-indent="-0.635cm" fo:margin-left="4.28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921cm" fo:text-indent="-0.635cm" fo:margin-left="4.92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556cm" fo:text-indent="-0.635cm" fo:margin-left="5.55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191cm" fo:text-indent="-0.635cm" fo:margin-left="6.19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826cm" fo:text-indent="-0.635cm" fo:margin-left="6.82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461cm" fo:text-indent="-0.635cm" fo:margin-left="7.46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096cm" fo:text-indent="-0.635cm" fo:margin-left="8.09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731cm" fo:text-indent="-0.635cm" fo:margin-left="8.73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366cm" fo:text-indent="-0.635cm" fo:margin-left="9.36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
      <text:p text:style-name="P13">Software Requirements Specification</text:p>
      <text:p text:style-name="P59">for</text:p>
      <text:p text:style-name="P8">ASVO volunteer management</text:p>
      <text:p text:style-name="P6">Version 1.0 approved</text:p>
      <text:p text:style-name="P6">Prepared by <text:s/><text:span text:style-name="T13">Jorge L Pattoni Urbina</text:span></text:p>
      <text:p text:style-name="P7">Aranjuez Dev</text:p>
      <text:p text:style-name="P7">Jan 2023</text:p>
      <text:p text:style-name="P74"><text:bookmark-start text:name="__RefHeading___Toc441230970"/>Table of Contents<text:bookmark-end text:name="__RefHeading___Toc441230970"/></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left" style:position="0.635cm"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2.117cm"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1">
            <text:index-source-style text:style-name="TOCentry"/>
          </text:index-source-styles>
        </text:table-of-content-source>
        <text:index-body>
          <text:p text:style-name="Contents_20_1"><text:span text:style-name="T57">Table of Contents<text:tab/></text:span><text:a xlink:type="simple" xlink:href="#__RefHeading___Toc441230970" text:style-name="Index_20_Link" text:visited-style-name="Index_20_Link"><text:span text:style-name="T57">ii</text:span></text:a></text:p>
          <text:p text:style-name="Contents_20_1"><text:span text:style-name="T57">Revision History<text:tab/></text:span><text:a xlink:type="simple" xlink:href="#__RefHeading___Toc441230971" text:style-name="Index_20_Link" text:visited-style-name="Index_20_Link"><text:span text:style-name="T57">ii</text:span></text:a></text:p>
          <text:p text:style-name="Contents_20_1"><text:span text:style-name="T57">1.<text:tab/>Introduction<text:tab/></text:span><text:a xlink:type="simple" xlink:href="#__RefHeading___Toc441230972" text:style-name="Index_20_Link" text:visited-style-name="Index_20_Link"><text:span text:style-name="T57">1</text:span></text:a></text:p>
          <text:p text:style-name="P58"><text:span text:style-name="T58">1.1<text:tab/>Purpose<text:tab/></text:span><text:a xlink:type="simple" xlink:href="#__RefHeading___Toc441230973" text:style-name="Index_20_Link" text:visited-style-name="Index_20_Link"><text:span text:style-name="T58">1</text:span></text:a></text:p>
          <text:p text:style-name="P58"><text:span text:style-name="T58">1.2<text:tab/>Document Conventions<text:tab/></text:span><text:a xlink:type="simple" xlink:href="#__RefHeading___Toc441230974" text:style-name="Index_20_Link" text:visited-style-name="Index_20_Link"><text:span text:style-name="T58">1</text:span></text:a></text:p>
          <text:p text:style-name="P58"><text:span text:style-name="T58">1.3<text:tab/>Intended Audience and Reading Suggestions<text:tab/></text:span><text:a xlink:type="simple" xlink:href="#__RefHeading___Toc441230975" text:style-name="Index_20_Link" text:visited-style-name="Index_20_Link"><text:span text:style-name="T58">1</text:span></text:a></text:p>
          <text:p text:style-name="P58"><text:span text:style-name="T58">1.4<text:tab/>Product Scope<text:tab/></text:span><text:a xlink:type="simple" xlink:href="#__RefHeading___Toc441230976" text:style-name="Index_20_Link" text:visited-style-name="Index_20_Link"><text:span text:style-name="T58">1</text:span></text:a></text:p>
          <text:p text:style-name="P58"><text:span text:style-name="T58">1.5<text:tab/>References<text:tab/></text:span><text:a xlink:type="simple" xlink:href="#__RefHeading___Toc441230977" text:style-name="Index_20_Link" text:visited-style-name="Index_20_Link"><text:span text:style-name="T58">1</text:span></text:a></text:p>
          <text:p text:style-name="Contents_20_1"><text:span text:style-name="T57">2.<text:tab/>Overall Description<text:tab/></text:span><text:a xlink:type="simple" xlink:href="#__RefHeading___Toc441230978" text:style-name="Index_20_Link" text:visited-style-name="Index_20_Link"><text:span text:style-name="T57">2</text:span></text:a></text:p>
          <text:p text:style-name="P58"><text:span text:style-name="T58">2.1<text:tab/>Product Perspective<text:tab/></text:span><text:a xlink:type="simple" xlink:href="#__RefHeading___Toc441230979" text:style-name="Index_20_Link" text:visited-style-name="Index_20_Link"><text:span text:style-name="T58">2</text:span></text:a></text:p>
          <text:p text:style-name="P58"><text:span text:style-name="T58">2.2<text:tab/>Product Functions<text:tab/></text:span><text:a xlink:type="simple" xlink:href="#__RefHeading___Toc441230980" text:style-name="Index_20_Link" text:visited-style-name="Index_20_Link"><text:span text:style-name="T58">2</text:span></text:a></text:p>
          <text:p text:style-name="P58"><text:span text:style-name="T58">2.3<text:tab/>User Classes and Characteristics<text:tab/></text:span><text:a xlink:type="simple" xlink:href="#__RefHeading___Toc441230981" text:style-name="Index_20_Link" text:visited-style-name="Index_20_Link"><text:span text:style-name="T58">2</text:span></text:a></text:p>
          <text:p text:style-name="P58"><text:span text:style-name="T58">2.4<text:tab/>Operating Environment<text:tab/></text:span><text:a xlink:type="simple" xlink:href="#__RefHeading___Toc441230982" text:style-name="Index_20_Link" text:visited-style-name="Index_20_Link"><text:span text:style-name="T58">2</text:span></text:a></text:p>
          <text:p text:style-name="P58"><text:span text:style-name="T58">2.5<text:tab/>Design and Implementation Constraints<text:tab/></text:span><text:a xlink:type="simple" xlink:href="#__RefHeading___Toc441230983" text:style-name="Index_20_Link" text:visited-style-name="Index_20_Link"><text:span text:style-name="T58">2</text:span></text:a></text:p>
          <text:p text:style-name="P58"><text:span text:style-name="T58">2.6<text:tab/>User Documentation<text:tab/></text:span><text:a xlink:type="simple" xlink:href="#__RefHeading___Toc441230984" text:style-name="Index_20_Link" text:visited-style-name="Index_20_Link"><text:span text:style-name="T58">2</text:span></text:a></text:p>
          <text:p text:style-name="P58"><text:span text:style-name="T58">2.7<text:tab/>Assumptions and Dependencies<text:tab/></text:span><text:a xlink:type="simple" xlink:href="#__RefHeading___Toc441230985" text:style-name="Index_20_Link" text:visited-style-name="Index_20_Link"><text:span text:style-name="T58">3</text:span></text:a></text:p>
          <text:p text:style-name="Contents_20_1"><text:span text:style-name="T57">3.<text:tab/>External Interface Requirements<text:tab/></text:span><text:a xlink:type="simple" xlink:href="#__RefHeading___Toc441230986" text:style-name="Index_20_Link" text:visited-style-name="Index_20_Link"><text:span text:style-name="T57">3</text:span></text:a></text:p>
          <text:p text:style-name="P58"><text:span text:style-name="T58">3.1<text:tab/>User Interfaces<text:tab/></text:span><text:a xlink:type="simple" xlink:href="#__RefHeading___Toc441230987" text:style-name="Index_20_Link" text:visited-style-name="Index_20_Link"><text:span text:style-name="T58">3</text:span></text:a></text:p>
          <text:p text:style-name="P58"><text:span text:style-name="T58">3.2<text:tab/>Hardware Interfaces<text:tab/></text:span><text:a xlink:type="simple" xlink:href="#__RefHeading___Toc441230988" text:style-name="Index_20_Link" text:visited-style-name="Index_20_Link"><text:span text:style-name="T58">3</text:span></text:a></text:p>
          <text:p text:style-name="P58"><text:span text:style-name="T58">3.3<text:tab/>Software Interfaces<text:tab/></text:span><text:a xlink:type="simple" xlink:href="#__RefHeading___Toc441230989" text:style-name="Index_20_Link" text:visited-style-name="Index_20_Link"><text:span text:style-name="T58">3</text:span></text:a></text:p>
          <text:p text:style-name="P58"><text:span text:style-name="T58">3.4<text:tab/>Communications Interfaces<text:tab/></text:span><text:a xlink:type="simple" xlink:href="#__RefHeading___Toc441230990" text:style-name="Index_20_Link" text:visited-style-name="Index_20_Link"><text:span text:style-name="T58">3</text:span></text:a></text:p>
          <text:p text:style-name="Contents_20_1"><text:span text:style-name="T57">4.<text:tab/>System Features<text:tab/></text:span><text:a xlink:type="simple" xlink:href="#__RefHeading___Toc441230991" text:style-name="Index_20_Link" text:visited-style-name="Index_20_Link"><text:span text:style-name="T57">4</text:span></text:a></text:p>
          <text:p text:style-name="P58"><text:span text:style-name="T58">4.1<text:tab/>System Feature 1<text:tab/></text:span><text:a xlink:type="simple" xlink:href="#__RefHeading___Toc441230992" text:style-name="Index_20_Link" text:visited-style-name="Index_20_Link"><text:span text:style-name="T58">4</text:span></text:a></text:p>
          <text:p text:style-name="P58"><text:span text:style-name="T58">4.2<text:tab/>System Feature 2 (and so on)<text:tab/></text:span><text:a xlink:type="simple" xlink:href="#__RefHeading___Toc441230993" text:style-name="Index_20_Link" text:visited-style-name="Index_20_Link"><text:span text:style-name="T58">4</text:span></text:a></text:p>
          <text:p text:style-name="Contents_20_1"><text:span text:style-name="T57">5.<text:tab/>Other Nonfunctional Requirements<text:tab/></text:span><text:a xlink:type="simple" xlink:href="#__RefHeading___Toc441230994" text:style-name="Index_20_Link" text:visited-style-name="Index_20_Link"><text:span text:style-name="T57">4</text:span></text:a></text:p>
          <text:p text:style-name="P58"><text:span text:style-name="T58">5.1<text:tab/>Performance Requirements<text:tab/></text:span><text:a xlink:type="simple" xlink:href="#__RefHeading___Toc441230995" text:style-name="Index_20_Link" text:visited-style-name="Index_20_Link"><text:span text:style-name="T58">4</text:span></text:a></text:p>
          <text:p text:style-name="P58"><text:span text:style-name="T58">5.2<text:tab/>Safety Requirements<text:tab/></text:span><text:a xlink:type="simple" xlink:href="#__RefHeading___Toc441230996" text:style-name="Index_20_Link" text:visited-style-name="Index_20_Link"><text:span text:style-name="T58">5</text:span></text:a></text:p>
          <text:p text:style-name="P58"><text:span text:style-name="T58">5.3<text:tab/>Security Requirements<text:tab/></text:span><text:a xlink:type="simple" xlink:href="#__RefHeading___Toc441230997" text:style-name="Index_20_Link" text:visited-style-name="Index_20_Link"><text:span text:style-name="T58">5</text:span></text:a></text:p>
          <text:p text:style-name="P58"><text:span text:style-name="T58">5.4<text:tab/>Software Quality Attributes<text:tab/></text:span><text:a xlink:type="simple" xlink:href="#__RefHeading___Toc441230998" text:style-name="Index_20_Link" text:visited-style-name="Index_20_Link"><text:span text:style-name="T58">5</text:span></text:a></text:p>
          <text:p text:style-name="P58"><text:span text:style-name="T58">5.5<text:tab/>Business Rules<text:tab/></text:span><text:a xlink:type="simple" xlink:href="#__RefHeading___Toc441230999" text:style-name="Index_20_Link" text:visited-style-name="Index_20_Link"><text:span text:style-name="T58">5</text:span></text:a></text:p>
          <text:p text:style-name="Contents_20_1"><text:span text:style-name="T57">6.<text:tab/>Other Requirements<text:tab/></text:span><text:a xlink:type="simple" xlink:href="#__RefHeading___Toc441231000" text:style-name="Index_20_Link" text:visited-style-name="Index_20_Link"><text:span text:style-name="T57">5</text:span></text:a></text:p>
          <text:p text:style-name="Contents_20_1"><text:span text:style-name="T57">Appendix A: Glossary<text:tab/></text:span><text:a xlink:type="simple" xlink:href="#__RefHeading___Toc441231001" text:style-name="Index_20_Link" text:visited-style-name="Index_20_Link"><text:span text:style-name="T57">5</text:span></text:a></text:p>
          <text:p text:style-name="Contents_20_1"><text:span text:style-name="T57">Appendix B: Analysis Models<text:tab/></text:span><text:a xlink:type="simple" xlink:href="#__RefHeading___Toc441231002" text:style-name="Index_20_Link" text:visited-style-name="Index_20_Link"><text:span text:style-name="T57">5</text:span></text:a></text:p>
          <text:p text:style-name="Contents_20_1"><text:span text:style-name="T57">Appendix C: To Be Determined List<text:tab/></text:span><text:a xlink:type="simple" xlink:href="#__RefHeading___Toc441231003" text:style-name="Index_20_Link" text:visited-style-name="Index_20_Link"><text:span text:style-name="T57">6</text:span></text:a></text:p>
        </text:index-body>
      </text:table-of-content>
      <text:p text:style-name="P60"/>
      <text:p text:style-name="P60"/>
      <text:p text:style-name="P22"><text:bookmark-start text:name="__RefHeading___Toc441230971"/>Revision History<text:bookmark-end text:name="__RefHeading___Toc441230971"/></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6">Name</text:p>
          </table:table-cell>
          <table:table-cell table:style-name="Table1.B1" office:value-type="string">
            <text:p text:style-name="P16">Date</text:p>
          </table:table-cell>
          <table:table-cell table:style-name="Table1.B1" office:value-type="string">
            <text:p text:style-name="P16">Reason For Changes</text:p>
          </table:table-cell>
          <table:table-cell table:style-name="Table1.D1" office:value-type="string">
            <text:p text:style-name="P16">Version</text:p>
          </table:table-cell>
        </table:table-row>
        <table:table-row table:style-name="Table1.1">
          <table:table-cell table:style-name="Table1.A2" office:value-type="string">
            <text:p text:style-name="P17">Initial document</text:p>
          </table:table-cell>
          <table:table-cell table:style-name="Table1.B2" office:value-type="string">
            <text:p text:style-name="P10">6/1/2023</text:p>
          </table:table-cell>
          <table:table-cell table:style-name="Table1.B2" office:value-type="string">
            <text:p text:style-name="P20"/>
          </table:table-cell>
          <table:table-cell table:style-name="Table1.D2" office:value-type="string">
            <text:p text:style-name="P10">1</text:p>
          </table:table-cell>
        </table:table-row>
        <table:table-row table:style-name="Table1.1">
          <table:table-cell table:style-name="Table1.A3"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D3" office:value-type="string">
            <text:p text:style-name="P20"/>
          </table:table-cell>
        </table:table-row>
      </table:table>
      <text:p text:style-name="P18"/>
      <text:p text:style-name="P18"/>
      <text:h text:style-name="P77" text:outline-level="1"><text:bookmark-start text:name="__RefHeading___Toc441230972"/>Introduction<text:bookmark-end text:name="__RefHeading___Toc441230972"/></text:h>
      <text:h text:style-name="P81" text:outline-level="2"><text:bookmark-start text:name="__RefHeading___Toc441230973"/>Purpose <text:bookmark-end text:name="__RefHeading___Toc441230973"/></text:h>
      <text:p text:style-name="P9">Provide a tool for administration of the volunteer association members and their activities on the national parks</text:p>
      <text:h text:style-name="P81" text:outline-level="2"><text:bookmark-start text:name="__RefHeading___Toc441230974"/>Document Conventions<text:bookmark-end text:name="__RefHeading___Toc441230974"/></text:h>
      <text:p text:style-name="P49">This Document was created based on the IEEE template for System Requirement Specification Documents.</text:p>
      <text:h text:style-name="P81" text:outline-level="2"><text:bookmark-start text:name="__RefHeading___Toc441230975"/>Intended Audience and Reading Suggestions<text:bookmark-end text:name="__RefHeading___Toc441230975"/></text:h>
      <text:p text:style-name="P50">Developers of the software project, </text:p>
      <text:p text:style-name="P50">Tech members of the ASVO Association who would provide maintenance to the software</text:p>
      <text:p text:style-name="P50">Any developer who want to add new modules to the existing project. </text:p>
      <text:h text:style-name="P81" text:outline-level="2"><text:bookmark-start text:name="__RefHeading___Toc441230976"/>Product Scope<text:bookmark-end text:name="__RefHeading___Toc441230976"/></text:h>
      <text:p text:style-name="P50">This is software provides a tool for administration of the member staff, management of information about the projects in which the volunteers can get involved and a platform in which the volunteers can enroll in the activities and projects added by the mentioned administrators. </text:p>
      <text:h text:style-name="P81" text:outline-level="2"><text:bookmark-start text:name="__RefHeading___Toc441230977"/>References<text:bookmark-end text:name="__RefHeading___Toc441230977"/></text:h>
      <text:h text:style-name="P79" text:outline-level="1"><text:bookmark-start text:name="__RefHeading___Toc441230978"/>Overall Description<text:bookmark-end text:name="__RefHeading___Toc441230978"/></text:h>
      <text:h text:style-name="P81" text:outline-level="2"><text:bookmark-start text:name="__RefHeading___Toc441230979"/>Product Perspective<text:bookmark-end text:name="__RefHeading___Toc441230979"/></text:h>
      <text:p text:style-name="P50">This software is a step towards modernizing the way the organization works. It<text:span text:style-name="T16">s purpose is to replace the actual tool which is a chat app. </text:span></text:p>
      <text:h text:style-name="P81" text:outline-level="2"><text:bookmark-start text:name="__RefHeading___Toc441230980"/>Product Functions<text:bookmark-end text:name="__RefHeading___Toc441230980"/></text:h>
      <text:p text:style-name="P50">Vo<text:span text:style-name="T50">l</text:span>untario user:</text:p>
      <text:p text:style-name="P50"><text:tab/><text:tab/></text:p>
      <text:list xml:id="list3574912555" text:style-name="L4">
        <text:list-item>
          <text:p text:style-name="P139">Anotarse a asociacion</text:p>
        </text:list-item>
        <text:list-item>
          <text:p text:style-name="P139">Ver perfil</text:p>
        </text:list-item>
        <text:list-item>
          <text:p text:style-name="P139">Editar <text:span text:style-name="T16">perfil</text:span></text:p>
        </text:list-item>
        <text:list-item>
          <text:p text:style-name="P142">Listar salidas</text:p>
        </text:list-item>
        <text:list-item>
          <text:p text:style-name="P139"><text:soft-page-break/>Ver detalle de salidas</text:p>
        </text:list-item>
        <text:list-item>
          <text:p text:style-name="P143">Anotarse a salida</text:p>
        </text:list-item>
        <text:list-item>
          <text:p text:style-name="P143">Desanotarse de salida</text:p>
        </text:list-item>
        <text:list-item>
          <text:p text:style-name="P139">Ver historial de salidas <text:span text:style-name="T51">propias</text:span></text:p>
        </text:list-item>
        <text:list-item>
          <text:p text:style-name="P146">Listar reuniones</text:p>
        </text:list-item>
        <text:list-item>
          <text:p text:style-name="P142">Anotarse a <text:span text:style-name="T50">reunion</text:span></text:p>
        </text:list-item>
        <text:list-item>
          <text:p text:style-name="P142">Desanotarse de <text:span text:style-name="T50">reunion</text:span></text:p>
        </text:list-item>
        <text:list-item>
          <text:p text:style-name="P146">Listar actividades</text:p>
        </text:list-item>
        <text:list-item>
          <text:p text:style-name="P142">Anotarse a <text:span text:style-name="T50">actividad</text:span></text:p>
        </text:list-item>
        <text:list-item>
          <text:p text:style-name="P142">Desanotarse de <text:span text:style-name="T50">actividad</text:span></text:p>
        </text:list-item>
        <text:list-item>
          <text:p text:style-name="P139">Crear reporte</text:p>
        </text:list-item>
        <text:list-item>
          <text:p text:style-name="P139">Listar reportes <text:span text:style-name="T51">propios</text:span></text:p>
        </text:list-item>
        <text:list-item>
          <text:p text:style-name="P139">Ver reporte </text:p>
        </text:list-item>
        <text:list-item>
          <text:p text:style-name="P139">Editar reporte</text:p>
          <text:p text:style-name="P139"/>
        </text:list-item>
      </text:list>
      <text:p text:style-name="P51">Administrador user</text:p>
      <text:list xml:id="list2529759820" text:style-name="L5">
        <text:list-header>
          <text:p text:style-name="P144"/>
        </text:list-header>
        <text:list-item>
          <text:p text:style-name="P147">Listar solicitudes de ingreso de voluntarios</text:p>
        </text:list-item>
        <text:list-item>
          <text:p text:style-name="P147">Aprobar solicitud de ingreso de voluntario</text:p>
        </text:list-item>
        <text:list-item>
          <text:p text:style-name="P147">Rechazar solicitud de ingreso de voluntario</text:p>
        </text:list-item>
        <text:list-item>
          <text:p text:style-name="P145"><text:span text:style-name="T50">Crear</text:span> <text:span text:style-name="T51">parque</text:span></text:p>
        </text:list-item>
        <text:list-item>
          <text:p text:style-name="P145">Listar <text:span text:style-name="T51">parques</text:span> </text:p>
        </text:list-item>
        <text:list-item>
          <text:p text:style-name="P140">Ver detalle de <text:span text:style-name="T51">parque</text:span> </text:p>
        </text:list-item>
        <text:list-item>
          <text:p text:style-name="P145"><text:span text:style-name="T50">Editar </text:span><text:span text:style-name="T51">parque</text:span></text:p>
        </text:list-item>
        <text:list-item>
          <text:p text:style-name="P147">Listar voluntarios</text:p>
        </text:list-item>
        <text:list-item>
          <text:p text:style-name="P147">Ver detalle de voluntario</text:p>
        </text:list-item>
        <text:list-item>
          <text:p text:style-name="P147">Editar voluntario</text:p>
        </text:list-item>
        <text:list-item>
          <text:p text:style-name="P145"><text:span text:style-name="T50">Crear</text:span> salidas</text:p>
        </text:list-item>
        <text:list-item>
          <text:p text:style-name="P144">Listar salidas </text:p>
        </text:list-item>
        <text:list-item>
          <text:p text:style-name="P141">Ver detalle de salida </text:p>
        </text:list-item>
        <text:list-item>
          <text:p text:style-name="P145"><text:span text:style-name="T50">Editar </text:span>salida</text:p>
        </text:list-item>
        <text:list-item>
          <text:p text:style-name="P144">Anotarse a salida</text:p>
        </text:list-item>
        <text:list-item>
          <text:p text:style-name="P144">Desanotarse de salida</text:p>
        </text:list-item>
        <text:list-item>
          <text:p text:style-name="P141">Ver historial de salidas</text:p>
        </text:list-item>
        <text:list-item>
          <text:p text:style-name="P147">Crear reunion</text:p>
        </text:list-item>
        <text:list-item>
          <text:p text:style-name="P147">Listar reuniones</text:p>
        </text:list-item>
        <text:list-item>
          <text:p text:style-name="P147">Ver detalle de reunion</text:p>
        </text:list-item>
        <text:list-item>
          <text:p text:style-name="P147">Editar reunion</text:p>
        </text:list-item>
        <text:list-item>
          <text:p text:style-name="P144">Anotarse a <text:span text:style-name="T50">reunion</text:span></text:p>
        </text:list-item>
        <text:list-item>
          <text:p text:style-name="P144">Desanotarse de <text:span text:style-name="T50">reunion</text:span></text:p>
        </text:list-item>
        <text:list-item>
          <text:p text:style-name="P147">Crear actividad</text:p>
        </text:list-item>
        <text:list-item>
          <text:p text:style-name="P147">Listar activiades</text:p>
        </text:list-item>
        <text:list-item>
          <text:p text:style-name="P147">Editar actividad</text:p>
        </text:list-item>
        <text:list-item>
          <text:p text:style-name="P144">Anotarse a <text:span text:style-name="T50">actividad</text:span></text:p>
        </text:list-item>
        <text:list-item>
          <text:p text:style-name="P144">Desanotarse de <text:span text:style-name="T50">actividad</text:span></text:p>
        </text:list-item>
        <text:list-item>
          <text:p text:style-name="P141">Crear reporte</text:p>
        </text:list-item>
        <text:list-item>
          <text:p text:style-name="P141">Listar reportes <text:span text:style-name="T51">totales</text:span></text:p>
        </text:list-item>
        <text:list-item>
          <text:p text:style-name="P141">Ver reporte</text:p>
        </text:list-item>
        <text:list-item>
          <text:p text:style-name="P141">Modificar reporte <text:span text:style-name="T51">propio</text:span></text:p>
          <text:p text:style-name="P147"/>
        </text:list-item>
      </text:list>
      <text:list xml:id="list13810670267668" text:continue-list="list3574912555" text:style-name="L4">
        <text:list-header>
          <text:p text:style-name="P139"><text:s text:c="2"/></text:p>
        </text:list-header>
      </text:list>
      <text:h text:style-name="P81" text:outline-level="2"><text:bookmark-start text:name="__RefHeading___Toc441230981"/><text:soft-page-break/>User Classes and Characteristics<text:bookmark-end text:name="__RefHeading___Toc441230981"/></text:h>
      <text:p text:style-name="P52">Voluntario Class: can enroll to volunteer <text:span text:style-name="T52">organized activities</text:span> , meetings and special <text:span text:style-name="T52">association activities. Also can provide</text:span><text:span text:style-name="T17"> reports of the volunteer work</text:span></text:p>
      <text:p text:style-name="P73">Administrador Class: manages the information of the national parks, volunteer activities, meetings and special organization activities. Also manages the enrollment of new members as well as maintenance of the members information relevant to the organization. </text:p>
      <text:h text:style-name="P81" text:outline-level="2"><text:bookmark-start text:name="__RefHeading___Toc441230982"/>Operating Environment<text:bookmark-end text:name="__RefHeading___Toc441230982"/></text:h>
      <text:p text:style-name="P53">Web page application </text:p>
      <text:h text:style-name="P81" text:outline-level="2"><text:bookmark-start text:name="__RefHeading___Toc441230983"/>Design and Implementation Constraints<text:bookmark-end text:name="__RefHeading___Toc441230983"/></text:h>
      <text:p text:style-name="P53">This web application is developed using the latest web technologies. Efforts are being done to include modules that work correctly under the most popular <text:span text:style-name="T54">mobile</text:span> and pc browsers. It is recommended that users update their web browsers for an optimal experience. </text:p>
      <text:h text:style-name="P81" text:outline-level="2"><text:bookmark-start text:name="__RefHeading___Toc441230984"/>User Documentation<text:bookmark-end text:name="__RefHeading___Toc441230984"/></text:h>
      <text:p text:style-name="P54">Help buttons will be provided in the different pages of the web application </text:p>
      <text:h text:style-name="P81" text:outline-level="2"><text:bookmark-start text:name="__RefHeading___Toc441230985"/>Assumptions and Dependencies<text:bookmark-end text:name="__RefHeading___Toc441230985"/></text:h>
      <text:p text:style-name="P54">This app may use third party modules that could be updated, modified or removed. Maintenance of this modules as well as the technologies used are necessary for the web app to work properly. </text:p>
      <text:h text:style-name="P79" text:outline-level="1"><text:bookmark-start text:name="__RefHeading___Toc441230986"/>External Interface Requirements<text:bookmark-end text:name="__RefHeading___Toc441230986"/></text:h>
      <text:h text:style-name="P81" text:outline-level="2"><text:bookmark-start text:name="__RefHeading___Toc441230987"/>User Interfaces<text:bookmark-end text:name="__RefHeading___Toc441230987"/></text:h>
      <text:p text:style-name="P49">&lt;<text:span text:style-name="T55">TODO</text:span>&gt;</text:p>
      <text:h text:style-name="P81" text:outline-level="2"><text:bookmark-start text:name="__RefHeading___Toc441230988"/>Hardware Interfaces<text:bookmark-end text:name="__RefHeading___Toc441230988"/></text:h>
      <text:p text:style-name="P44">The user will require a pc or mobile web browser to use the application. <text:s/></text:p>
      <text:h text:style-name="P81" text:outline-level="2"><text:bookmark-start text:name="__RefHeading___Toc441230989"/>Software Interfaces<text:bookmark-end text:name="__RefHeading___Toc441230989"/></text:h>
      <text:p text:style-name="P55">This web application will be tested on the most recent versions of the most popular <text:span text:style-name="T54">mobile</text:span> and pc web browsers i.e</text:p>
      <text:p text:style-name="P55"/>
      <text:p text:style-name="P56"><text:span text:style-name="T53">for pc: Mozilla Firefox 108.0, google chrome 108.0.5359.124, Safari </text:span><text:span text:style-name="T54">11.1.2 and recent, Microsoft Edge </text:span><text:span text:style-name="T2">106.0. 1370.34</text:span></text:p>
      <text:p text:style-name="P44">for mobile: Firefox IOS 107.2, Android 107.0, google chrome IOS 100, Android 110, Safari 16.1 <text:s/></text:p>
      <text:h text:style-name="P81" text:outline-level="2"><text:bookmark-start text:name="__RefHeading___Toc441230990"/><text:soft-page-break/>Communications Interfaces<text:bookmark-end text:name="__RefHeading___Toc441230990"/></text:h>
      <text:p text:style-name="P57"><text:span text:style-name="T2">An internet connection is required to use the </text:span><text:span text:style-name="T3">web </text:span><text:span text:style-name="T2">application. <text:s/></text:span></text:p>
      <text:h text:style-name="P79" text:outline-level="1"><text:bookmark-start text:name="__RefHeading___Toc441230991"/>System Features<text:bookmark-end text:name="__RefHeading___Toc441230991"/></text:h>
      <text:p text:style-name="P49">&lt;This template illustrates organizing the functional requirements for the product by system features, the major services provided by the product. You may prefer to organize this section by use case, mode of operation, user class, object class, functional hierarchy, or combinations of these, whatever makes the most logical sense for your product.&gt;</text:p>
      <text:p text:style-name="P49"/>
      <text:p text:style-name="P5"/>
      <text:h text:style-name="P82" text:outline-level="2"><text:bookmark-start text:name="__RefHeading___Toc441230992"/>System Feature 1<text:bookmark-end text:name="__RefHeading___Toc441230992"/></text:h>
      <text:p text:style-name="P49">&lt;Don’t really say “System Feature 1.” State the feature name in just a few words.&gt;</text:p>
      <text:p text:style-name="P45">4.1.1<text:tab/>Description and Priority</text:p>
      <text:p text:style-name="P25">&lt;Provide a short description of the feature and indicate whether it is of High, Medium, or Low priority. You could also include specific priority component ratings, such as benefit, penalty, cost, and risk (each rated on a relative scale from a low of 1 to a high of 9).&gt;</text:p>
      <text:p text:style-name="P45">4.1.2<text:tab/>Stimulus/Response Sequences</text:p>
      <text:p text:style-name="P25">&lt;List the sequences of user actions and system responses that stimulate the behavior defined for this feature. These will correspond to the dialog elements associated with use cases.&gt;</text:p>
      <text:p text:style-name="P45">4.1.3<text:tab/>Functional Requirements</text:p>
      <text:p text:style-name="P25">&lt;Itemize the detailed functional requirements associated with this feature. These are the software capabilities that must be present in order for the user to carry out the services provided by the feature, or to execute the use case. Include how the product should respond to anticipated error conditions or invalid inputs. Requirements should be concise, complete, unambiguous, verifiable, and necessary. Use “TBD” as a placeholder to indicate when necessary information is not yet available.&gt;</text:p>
      <text:p text:style-name="P61"/>
      <text:p text:style-name="P25">&lt;Each requirement should be uniquely identified with a sequence number or a meaningful tag of some kind.&gt;</text:p>
      <text:p text:style-name="P61"/>
      <text:p text:style-name="P47">REQ-1:<text:tab/></text:p>
      <text:p text:style-name="P15">REQ-2:<text:tab/></text:p>
      <text:p text:style-name="P15"/>
      <text:h text:style-name="P83" text:outline-level="2"><text:bookmark-start text:name="__RefHeading___Toc4412309921"/><text:span text:style-name="T69">Anotarse</text:span><text:span text:style-name="T56"> a </text:span><text:span text:style-name="T69">asociaci</text:span><text:span text:style-name="T33">ón</text:span><text:span text:style-name="T56"> </text:span><text:bookmark-end text:name="__RefHeading___Toc4412309921"/></text:h>
      <text:p text:style-name="P14">4.1.1<text:tab/>Description and Priority</text:p>
      <text:p text:style-name="P23">Al <text:span text:style-name="T68">vo</text:span>luntario <text:span text:style-name="T68">se le son solicitados datos para crear una solicitud de ingreso a la asociacion. Esta solicitud ser</text:span><text:span text:style-name="T15">á después rechazada o aprobada por el administrador.</text:span></text:p>
      <text:p text:style-name="P19"><text:span text:style-name="T14">Prioridad: Alta</text:span></text:p>
      <text:p text:style-name="P11"/>
      <text:list xml:id="list752964720" text:style-name="L6">
        <text:list-header>
          <text:p text:style-name="P95"><text:soft-page-break/></text:p>
        </text:list-header>
      </text:list>
      <text:p text:style-name="P14">4.1.2<text:tab/>Stimulus/Response Sequences</text:p>
      <table:table table:name="Table2" table:style-name="Table2">
        <table:table-column table:style-name="Table2.A"/>
        <table:table-column table:style-name="Table2.B"/>
        <table:table-row>
          <table:table-cell table:style-name="Table2.A1" table:number-columns-spanned="2" office:value-type="string">
            <text:p text:style-name="P91">Cause normal de eventos</text:p>
          </table:table-cell>
          <table:covered-table-cell/>
        </table:table-row>
        <table:table-row>
          <table:table-cell table:style-name="Table2.A2" office:value-type="string">
            <text:p text:style-name="P66">Voluntario</text:p>
          </table:table-cell>
          <table:table-cell table:style-name="Table2.B2" office:value-type="string">
            <text:p text:style-name="P66">Sistema</text:p>
          </table:table-cell>
        </table:table-row>
        <table:table-row>
          <table:table-cell table:style-name="Table2.A2" office:value-type="string">
            <text:p text:style-name="P37">El voluntario ingresa a la pantalla principal y selecciona “solicitar ingreso”</text:p>
          </table:table-cell>
          <table:table-cell table:style-name="Table2.B2" office:value-type="string">
            <text:p text:style-name="P37">El sistema muestra la pantalla de solicitud de ingreso</text:p>
          </table:table-cell>
        </table:table-row>
        <table:table-row>
          <table:table-cell table:style-name="Table2.A2" office:value-type="string">
            <text:p text:style-name="P33">El voluntario ingresa sus datos:</text:p>
            <text:p text:style-name="P32"><text:s text:c="4"/>1. Nombre</text:p>
            <text:p text:style-name="P32"><text:s text:c="4"/>2. Apellido 1</text:p>
            <text:p text:style-name="P32"><text:s text:c="4"/>3. Apellido 2</text:p>
            <text:p text:style-name="P32"><text:s text:c="4"/>4. Cedula</text:p>
            <text:p text:style-name="P32"><text:s text:c="4"/>5. Fecha Nacimiento</text:p>
            <text:p text:style-name="P32"><text:s text:c="4"/>6. Telefono</text:p>
            <text:p text:style-name="P32"><text:tab/> <text:s text:c="2"/>7. Correo</text:p>
          </table:table-cell>
          <table:table-cell table:style-name="Table2.B2" office:value-type="string">
            <text:p text:style-name="Table_20_Contents"/>
          </table:table-cell>
        </table:table-row>
        <table:table-row>
          <table:table-cell table:style-name="Table2.A2" office:value-type="string">
            <text:p text:style-name="P33"><text:span text:style-name="T70">El voluntario </text:span>oprime el boton “solicitar ingreso”</text:p>
          </table:table-cell>
          <table:table-cell table:style-name="Table2.B2" office:value-type="string">
            <text:p text:style-name="P37">El sistema muestra una pantalla con un mensaje confirmacion de la solicitud.</text:p>
          </table:table-cell>
        </table:table-row>
      </table:table>
      <text:p text:style-name="Text_20_body"/>
      <table:table table:name="Table3" table:style-name="Table3">
        <table:table-column table:style-name="Table3.A"/>
        <table:table-column table:style-name="Table3.B"/>
        <table:table-row>
          <table:table-cell table:style-name="Table3.A1" office:value-type="string">
            <text:p text:style-name="P70"><text:span text:style-name="T71">Cause </text:span><text:span text:style-name="T72">alternativo</text:span><text:span text:style-name="T71"> </text:span></text:p>
          </table:table-cell>
          <table:table-cell table:style-name="Table3.B1" office:value-type="string">
            <text:p text:style-name="Table_20_Contents"/>
          </table:table-cell>
        </table:table-row>
        <table:table-row>
          <table:table-cell table:style-name="Table3.A2" office:value-type="string">
            <text:p text:style-name="P66">Voluntario</text:p>
          </table:table-cell>
          <table:table-cell table:style-name="Table3.B2" office:value-type="string">
            <text:p text:style-name="P66">Sistema</text:p>
          </table:table-cell>
        </table:table-row>
        <table:table-row>
          <table:table-cell table:style-name="Table3.A2" office:value-type="string">
            <text:p text:style-name="P33">El voluntario <text:span text:style-name="T65">no </text:span><text:span text:style-name="T64">ingresa </text:span><text:span text:style-name="T65">alguno de los</text:span><text:span text:style-name="T64"> datos </text:span><text:span text:style-name="T65">requeridos</text:span><text:span text:style-name="T64">:</text:span></text:p>
            <text:list xml:id="list4130492230" text:style-name="L1">
              <text:list-item>
                <text:p text:style-name="P101"><text:span text:style-name="T64">Nombre</text:span></text:p>
              </text:list-item>
              <text:list-item>
                <text:p text:style-name="P117">Apellido 1</text:p>
              </text:list-item>
              <text:list-item>
                <text:p text:style-name="P117">Apellido 2</text:p>
              </text:list-item>
              <text:list-item>
                <text:p text:style-name="P117"><text:s/>Cedula</text:p>
              </text:list-item>
              <text:list-item>
                <text:p text:style-name="P101"><text:s/>Fecha Nacimiento</text:p>
              </text:list-item>
              <text:list-item>
                <text:p text:style-name="P101"><text:s/><text:span text:style-name="T2">Telefono</text:span></text:p>
              </text:list-item>
              <text:list-item>
                <text:p text:style-name="P101"><text:s/><text:span text:style-name="T64">Correo</text:span></text:p>
              </text:list-item>
              <text:list-item>
                <text:p text:style-name="P115"><text:span text:style-name="T64">Pregunta secreta</text:span></text:p>
              </text:list-item>
              <text:list-item>
                <text:p text:style-name="P115"><text:span text:style-name="T64">Respuesta a Pregunta secreta</text:span></text:p>
              </text:list-item>
            </text:list>
            <text:p text:style-name="P32"><text:span text:style-name="T64"/></text:p>
            <text:p text:style-name="P32"><text:span text:style-name="T64"/></text:p>
          </table:table-cell>
          <table:table-cell table:style-name="Table3.B2" office:value-type="string">
            <text:p text:style-name="P41"><text:span text:style-name="T70">El sistema muestra un </text:span><text:span text:style-name="T73">mensaje de error en</text:span><text:span text:style-name="T70"> pantalla “</text:span><text:span text:style-name="T73">se deben ingresar los d</text:span><text:span text:style-name="T86">at</text:span><text:span text:style-name="T73">os requeridos”</text:span></text:p>
          </table:table-cell>
        </table:table-row>
      </table:table>
      <text:p text:style-name="P14"/>
      <table:table table:name="Table4" table:style-name="Table4">
        <table:table-column table:style-name="Table4.A"/>
        <table:table-column table:style-name="Table4.B"/>
        <table:table-row>
          <table:table-cell table:style-name="Table4.A1" office:value-type="string">
            <text:p text:style-name="P70"><text:span text:style-name="T71">Cause </text:span><text:span text:style-name="T72">alternativo</text:span><text:span text:style-name="T71"> </text:span></text:p>
          </table:table-cell>
          <table:table-cell table:style-name="Table4.B1" office:value-type="string">
            <text:p text:style-name="P69"/>
          </table:table-cell>
        </table:table-row>
        <table:table-row>
          <table:table-cell table:style-name="Table4.A2" office:value-type="string">
            <text:p text:style-name="P66">Voluntario</text:p>
          </table:table-cell>
          <table:table-cell table:style-name="Table4.B2" office:value-type="string">
            <text:p text:style-name="P66">Sistema</text:p>
          </table:table-cell>
        </table:table-row>
        <table:table-row table:style-name="Table4.3">
          <table:table-cell table:style-name="Table4.A2" office:value-type="string">
            <text:p text:style-name="P41"><text:span text:style-name="T70">El voluntario </text:span>oprime el boton “solicitar ingreso” <text:span text:style-name="T73">pero el usuario ya estaba registrado en el sistema</text:span></text:p>
          </table:table-cell>
          <table:table-cell table:style-name="Table4.B2" office:value-type="string">
            <text:p text:style-name="P41"><text:span text:style-name="T70">El sistema muestra un </text:span><text:span text:style-name="T73">mensaje de error en</text:span><text:span text:style-name="T70"> pantalla “</text:span><text:span text:style-name="T73">el usuario ya est</text:span><text:span text:style-name="T18">á registrado en el sistema</text:span><text:span text:style-name="T73">”</text:span></text:p>
          </table:table-cell>
        </table:table-row>
      </table:table>
      <text:p text:style-name="P70"><text:tab/><text:tab/></text:p>
      <text:p text:style-name="P36"/>
      <text:p text:style-name="P36"/>
      <text:p text:style-name="P30"/>
      <text:p text:style-name="P31"><text:soft-page-break/><text:tab/><text:tab/></text:p>
      <text:p text:style-name="P31"><text:tab/><text:tab/></text:p>
      <text:p text:style-name="P31"/>
      <text:p text:style-name="P14">4.1.3<text:tab/>Functional Requirements</text:p>
      <text:p text:style-name="P62"/>
      <text:p text:style-name="P15"><text:span text:style-name="T74">Anotarse</text:span>REQ-1: <text:span text:style-name="T74">El sistema debe presentar una pantalla con un bot</text:span><text:span text:style-name="T34">ón </text:span><text:span text:style-name="T74">de </text:span><text:span text:style-name="T76">acceso</text:span><text:span text:style-name="T74"> y uno de </text:span><text:span text:style-name="T75">solicitud de Anotaci</text:span><text:span text:style-name="T36">ó</text:span><text:span text:style-name="T75">n</text:span></text:p>
      <text:p text:style-name="P26"><text:span text:style-name="T80">Anotarse</text:span>REQ-2: <text:span text:style-name="T74">Al hacer click en </text:span><text:span text:style-name="T75">solicitud de anotaci</text:span><text:span text:style-name="T36">ón</text:span><text:span text:style-name="T34"> </text:span><text:span text:style-name="T74">el sistema debe presentar una pantalla </text:span><text:span text:style-name="T80">con un formulario y un bot</text:span><text:span text:style-name="T35">ón </text:span><text:span text:style-name="T37">de solictar ingreso</text:span><text:span text:style-name="T35"> </text:span><text:span text:style-name="T74">y ah</text:span><text:span text:style-name="T34">í,</text:span><text:span text:style-name="T74"> un formulario con los siguientes datos:</text:span></text:p>
      <text:p text:style-name="P128"><text:tab/></text:p>
      <text:list xml:id="list13812098969624" text:continue-list="list4130492230" text:style-name="L1">
        <text:list-item text:start-value="1">
          <text:p text:style-name="P102"><text:span text:style-name="T64">Nombre</text:span></text:p>
        </text:list-item>
        <text:list-item>
          <text:p text:style-name="P118">Apellido 1</text:p>
        </text:list-item>
        <text:list-item>
          <text:p text:style-name="P118">Apellido 2</text:p>
        </text:list-item>
        <text:list-item>
          <text:p text:style-name="P118"><text:s/>Cedula</text:p>
        </text:list-item>
        <text:list-item>
          <text:p text:style-name="P102"><text:s/>Fecha Nacimiento</text:p>
        </text:list-item>
        <text:list-item>
          <text:p text:style-name="P118"><text:s/><text:span text:style-name="T2">Telefono</text:span></text:p>
        </text:list-item>
        <text:list-item>
          <text:p text:style-name="P102"><text:s/><text:span text:style-name="T64">Correo</text:span></text:p>
        </text:list-item>
        <text:list-item>
          <text:p text:style-name="P116"><text:span text:style-name="T64">Pregunta secreta</text:span></text:p>
        </text:list-item>
        <text:list-item>
          <text:p text:style-name="P116"><text:span text:style-name="T64">Respuesta a Pregunta secreta</text:span></text:p>
        </text:list-item>
      </text:list>
      <text:p text:style-name="P127"/>
      <text:p text:style-name="P34"><text:span text:style-name="T80">Anotarse</text:span>REQ-<text:span text:style-name="T80">3: El usuario al llenar los datos y hacer click en <text:s/></text:span><text:span text:style-name="T37">solictar ingreso, </text:span><text:span text:style-name="T40">el sistema debe registrar el usuario sin permisos y desplegar un mensaje de conformación. </text:span></text:p>
      <text:p text:style-name="P131">AnotarseREQ-4: El sistema debe controlar que no queden campos vacíos y campos llenados de forma incorrecta.</text:p>
      <text:p text:style-name="P134">AnotarseREQ-5: El sistema debe controlar que la persona ya esté inscrita y mostrar un error si lo está. </text:p>
      <text:p text:style-name="P21"><text:span text:style-name="T39">AnotarseREQ-</text:span><text:span text:style-name="T41">6</text:span><text:span text:style-name="T39">: Una vez enviada la solicitud, debe agregarse la solicitud al lado del administrador para ser aprobada.</text:span></text:p>
      <text:p text:style-name="P131"><text:s/></text:p>
      <text:h text:style-name="P84" text:outline-level="2"><text:bookmark-start text:name="__RefHeading___Toc441230993"/><text:span text:style-name="T84">Acceder</text:span> al sistema<text:bookmark-end text:name="__RefHeading___Toc441230993"/></text:h>
      <text:p text:style-name="P86"><text:tab/>4.1.1<text:tab/>Description and Priority</text:p>
      <text:p text:style-name="P24">Al <text:span text:style-name="T68">vo</text:span>luntario <text:span text:style-name="T68">se le son solicitados datos para </text:span><text:span text:style-name="T22">entrar al sistema. </text:span></text:p>
      <text:p text:style-name="P121">Prioridad: Alta</text:p>
      <text:p text:style-name="P12"/>
      <text:list xml:id="list13810697738149" text:continue-list="list752964720" text:style-name="L6">
        <text:list-header>
          <text:p text:style-name="P96"/>
        </text:list-header>
      </text:list>
      <text:p text:style-name="P46">4.1.2<text:tab/>Stimulus/Response Sequences</text:p>
      <table:table table:name="Table5" table:style-name="Table5">
        <table:table-column table:style-name="Table5.A"/>
        <table:table-column table:style-name="Table5.B"/>
        <table:table-row>
          <table:table-cell table:style-name="Table5.A1" table:number-columns-spanned="2" office:value-type="string">
            <text:p text:style-name="P92">Cause normal de eventos</text:p>
          </table:table-cell>
          <table:covered-table-cell/>
        </table:table-row>
        <table:table-row>
          <table:table-cell table:style-name="Table5.A2" office:value-type="string">
            <text:p text:style-name="P67">Voluntario</text:p>
          </table:table-cell>
          <table:table-cell table:style-name="Table5.B2" office:value-type="string">
            <text:p text:style-name="P67">Sistema</text:p>
          </table:table-cell>
        </table:table-row>
        <table:table-row>
          <table:table-cell table:style-name="Table5.A2" office:value-type="string">
            <text:p text:style-name="P38">El voluntario ingresa a la pantalla principal, y selecciona “<text:span text:style-name="T81">acceder al sistema</text:span>”</text:p>
          </table:table-cell>
          <table:table-cell table:style-name="Table5.B2" office:value-type="string">
            <text:p text:style-name="P38">El sistema muestra la pantalla de <text:span text:style-name="T81">acceso al sistema</text:span></text:p>
          </table:table-cell>
        </table:table-row>
        <table:table-row>
          <table:table-cell table:style-name="Table5.A2" office:value-type="string">
            <text:p text:style-name="P27">El voluntario ingresa sus datos:</text:p>
            <text:p text:style-name="P28"><text:s text:c="4"/>1. <text:span text:style-name="T81">Usuario</text:span></text:p>
            <text:p text:style-name="P28"><text:s text:c="4"/>2. <text:span text:style-name="T81">Contraseña</text:span> </text:p>
          </table:table-cell>
          <table:table-cell table:style-name="Table5.B2" office:value-type="string">
            <text:p text:style-name="P64"/>
          </table:table-cell>
        </table:table-row>
        <table:table-row>
          <table:table-cell table:style-name="Table5.A2" office:value-type="string">
            <text:p text:style-name="P27"><text:span text:style-name="T70">El voluntario </text:span>oprime el boton “<text:span text:style-name="T81">acceder</text:span>”</text:p>
          </table:table-cell>
          <table:table-cell table:style-name="Table5.B2" office:value-type="string">
            <text:p text:style-name="P27"><text:span text:style-name="T70">El sistema </text:span><text:span text:style-name="T81">redirije el usuario a la pantalla </text:span><text:soft-page-break/><text:span text:style-name="T81">principal de voluntariado</text:span><text:span text:style-name="T70">.</text:span></text:p>
          </table:table-cell>
        </table:table-row>
      </table:table>
      <text:p text:style-name="P65"/>
      <table:table table:name="Table6" table:style-name="Table6">
        <table:table-column table:style-name="Table6.A"/>
        <table:table-column table:style-name="Table6.B"/>
        <table:table-row>
          <table:table-cell table:style-name="Table6.A1" office:value-type="string">
            <text:p text:style-name="P65"><text:span text:style-name="T71">Cause </text:span><text:span text:style-name="T72">alternativo</text:span><text:span text:style-name="T71"> </text:span></text:p>
          </table:table-cell>
          <table:table-cell table:style-name="Table6.B1" office:value-type="string">
            <text:p text:style-name="P64"/>
          </table:table-cell>
        </table:table-row>
        <table:table-row>
          <table:table-cell table:style-name="Table6.A2" office:value-type="string">
            <text:p text:style-name="P67">Voluntario</text:p>
          </table:table-cell>
          <table:table-cell table:style-name="Table6.B2" office:value-type="string">
            <text:p text:style-name="P67">Sistema</text:p>
          </table:table-cell>
        </table:table-row>
        <table:table-row>
          <table:table-cell table:style-name="Table6.A2" office:value-type="string">
            <text:p text:style-name="P27">El voluntario <text:span text:style-name="T65">no </text:span><text:span text:style-name="T64">ingresa </text:span><text:span text:style-name="T65">alguno de los</text:span><text:span text:style-name="T64"> datos </text:span><text:span text:style-name="T65">requeridos</text:span><text:span text:style-name="T64">:</text:span></text:p>
            <text:p text:style-name="P28"><text:s/><text:span text:style-name="T64"><text:s text:c="3"/>1. </text:span><text:span text:style-name="T66">Usuario</text:span></text:p>
            <text:p text:style-name="P28"><text:span text:style-name="T64"><text:s text:c="4"/>2. </text:span><text:span text:style-name="T66">contraseña</text:span></text:p>
          </table:table-cell>
          <table:table-cell table:style-name="Table6.B2" office:value-type="string">
            <text:p text:style-name="P42"><text:span text:style-name="T70">El sistema muestra un </text:span><text:span text:style-name="T73">mensaje de error en</text:span><text:span text:style-name="T70"> pantalla “</text:span><text:span text:style-name="T73">se deben ingresar los d</text:span><text:span text:style-name="T86">at</text:span><text:span text:style-name="T73">os requeridos”</text:span></text:p>
          </table:table-cell>
        </table:table-row>
      </table:table>
      <text:p text:style-name="P46"/>
      <table:table table:name="Table7" table:style-name="Table7">
        <table:table-column table:style-name="Table7.A"/>
        <table:table-column table:style-name="Table7.B"/>
        <table:table-row>
          <table:table-cell table:style-name="Table7.A1" office:value-type="string">
            <text:p text:style-name="P65"><text:span text:style-name="T71">Cause </text:span><text:span text:style-name="T72">alternativo</text:span><text:span text:style-name="T71"> </text:span></text:p>
          </table:table-cell>
          <table:table-cell table:style-name="Table7.B1" office:value-type="string">
            <text:p text:style-name="P64"/>
          </table:table-cell>
        </table:table-row>
        <table:table-row>
          <table:table-cell table:style-name="Table7.A2" office:value-type="string">
            <text:p text:style-name="P67">Voluntario</text:p>
          </table:table-cell>
          <table:table-cell table:style-name="Table7.B2" office:value-type="string">
            <text:p text:style-name="P67">Sistema</text:p>
          </table:table-cell>
        </table:table-row>
        <table:table-row table:style-name="Table7.3">
          <table:table-cell table:style-name="Table7.A2" office:value-type="string">
            <text:p text:style-name="P42"><text:span text:style-name="T70">El voluntario </text:span><text:span text:style-name="T82">ingresa el nombre de usuario incorrecto</text:span></text:p>
          </table:table-cell>
          <table:table-cell table:style-name="Table7.B2" office:value-type="string">
            <text:p text:style-name="P42"><text:span text:style-name="T70">El sistema muestra un </text:span><text:span text:style-name="T73">mensaje de error en</text:span><text:span text:style-name="T70"> pantalla “</text:span><text:span text:style-name="T73">el </text:span><text:span text:style-name="T82">nombre de usuario no est</text:span><text:span text:style-name="T19">á registrado en el sistema</text:span><text:span text:style-name="T73">”</text:span></text:p>
          </table:table-cell>
        </table:table-row>
      </table:table>
      <text:p text:style-name="P72"><text:tab/><text:tab/></text:p>
      <table:table table:name="Table8" table:style-name="Table8">
        <table:table-column table:style-name="Table8.A"/>
        <table:table-column table:style-name="Table8.B"/>
        <table:table-row>
          <table:table-cell table:style-name="Table8.A1" office:value-type="string">
            <text:p text:style-name="P72"><text:span text:style-name="T71">Cause </text:span><text:span text:style-name="T72">alternativo</text:span><text:span text:style-name="T71"> </text:span></text:p>
          </table:table-cell>
          <table:table-cell table:style-name="Table8.B1" office:value-type="string">
            <text:p text:style-name="P71"/>
          </table:table-cell>
        </table:table-row>
        <table:table-row>
          <table:table-cell table:style-name="Table8.A2" office:value-type="string">
            <text:p text:style-name="P68">Voluntario</text:p>
          </table:table-cell>
          <table:table-cell table:style-name="Table8.B2" office:value-type="string">
            <text:p text:style-name="P68">Sistema</text:p>
          </table:table-cell>
        </table:table-row>
        <table:table-row table:style-name="Table8.3">
          <table:table-cell table:style-name="Table8.A2" office:value-type="string">
            <text:p text:style-name="P43"><text:span text:style-name="T70">El voluntario </text:span><text:span text:style-name="T82">ingresa la contraseña incorrecta</text:span></text:p>
          </table:table-cell>
          <table:table-cell table:style-name="Table8.B2" office:value-type="string">
            <text:p text:style-name="P43"><text:span text:style-name="T70">El sistema muestra un </text:span><text:span text:style-name="T73">mensaje de error en</text:span><text:span text:style-name="T70"> pantalla “</text:span><text:span text:style-name="T19">la contraseña es incorrecta</text:span><text:span text:style-name="T73">”</text:span></text:p>
          </table:table-cell>
        </table:table-row>
      </table:table>
      <text:p text:style-name="P40"/>
      <text:p text:style-name="P39"/>
      <text:p text:style-name="P28"/>
      <text:p text:style-name="P27"><text:tab/><text:tab/></text:p>
      <text:p text:style-name="P27"><text:tab/><text:tab/></text:p>
      <text:p text:style-name="P27"/>
      <text:p text:style-name="P46">4.1.3<text:tab/>Functional Requirements</text:p>
      <text:p text:style-name="P63"/>
      <text:p text:style-name="P48"><text:span text:style-name="T82">Acceder</text:span>REQ-1: <text:span text:style-name="T77"><text:s/></text:span><text:span text:style-name="T6">Luego de </text:span><text:a xlink:type="simple" xlink:href="#4.2.Anotarse a asociación |outline" text:style-name="Internet_20_link" text:visited-style-name="Visited_20_Internet_20_Link"><text:span text:style-name="T7">Anotarse</text:span></text:a><text:a xlink:type="simple" xlink:href="#4.2.Anotarse a asociación |outline" text:style-name="Internet_20_link" text:visited-style-name="Visited_20_Internet_20_Link"><text:span text:style-name="T6">REQ-1</text:span></text:a><text:span text:style-name="T6">, el usuario debe acceder a la opcion de </text:span><text:span text:style-name="T77">acceder al sistema</text:span></text:p>
      <text:p text:style-name="P35"><text:span text:style-name="T82">Acceder</text:span>REQ-2: <text:span text:style-name="T74">Al hacer click en </text:span><text:span text:style-name="T38">acceder al sistema,</text:span><text:span text:style-name="T34"> </text:span><text:span text:style-name="T74">el sistema debe </text:span><text:span text:style-name="T82"><text:s/></text:span><text:span text:style-name="T87">solicitar </text:span><text:span text:style-name="T82">los datos</text:span><text:span text:style-name="T74">:</text:span></text:p>
      <text:p text:style-name="P29"><text:tab/><text:span text:style-name="T64">1. </text:span><text:span text:style-name="T67">Usuario</text:span></text:p>
      <text:p text:style-name="requirement"><text:span text:style-name="T64"><text:s text:c="4"/><text:tab/>2. </text:span><text:span text:style-name="T12">Contraseña</text:span></text:p>
      <text:p text:style-name="P35"><text:span text:style-name="T82">Acceder</text:span>REQ-<text:span text:style-name="T80">3: El usuario al llenar los datos y hacer click en </text:span><text:span text:style-name="T77">acceder</text:span><text:span text:style-name="T37">, </text:span><text:span text:style-name="T40">el sistema debe r</text:span><text:span text:style-name="T42">edirigir el usuario a la pantalla con las funciones principales</text:span></text:p>
      <text:p text:style-name="P132">AnotarseREQ-4: El sistema debe controlar que no queden campos vacíos y campos llenados de forma incorrecta.</text:p>
      <text:p text:style-name="P132"/>
      <text:h text:style-name="P85" text:outline-level="2"><text:bookmark-start text:name="__RefHeading___Toc4412309931"/><text:soft-page-break/>Recuperar contraseña<text:bookmark-end text:name="__RefHeading___Toc4412309931"/></text:h>
      <text:p text:style-name="P87"><text:tab/>4.1.1<text:tab/>Description and Priority</text:p>
      <text:p text:style-name="P106"><text:span text:style-name="T23">El sistema provee una solución al usuario para recuperar la contraseña</text:span><text:span text:style-name="T22"> </text:span></text:p>
      <text:p text:style-name="P122">Prioridad: <text:span text:style-name="T83">Media </text:span>Alta</text:p>
      <text:p text:style-name="P76"/>
      <text:list xml:id="list13810860312283" text:continue-numbering="true" text:style-name="L6">
        <text:list-header>
          <text:p text:style-name="P97"/>
        </text:list-header>
      </text:list>
      <text:p text:style-name="P126">4.1.2<text:tab/>Stimulus/Response Sequences</text:p>
      <table:table table:name="Table9" table:style-name="Table9">
        <table:table-column table:style-name="Table9.A"/>
        <table:table-column table:style-name="Table9.B"/>
        <table:table-row>
          <table:table-cell table:style-name="Table9.A1" table:number-columns-spanned="2" office:value-type="string">
            <text:p text:style-name="P93">Cause normal de eventos</text:p>
          </table:table-cell>
          <table:covered-table-cell/>
        </table:table-row>
        <table:table-row>
          <table:table-cell table:style-name="Table9.A2" office:value-type="string">
            <text:p text:style-name="P89">Voluntario</text:p>
          </table:table-cell>
          <table:table-cell table:style-name="Table9.B2" office:value-type="string">
            <text:p text:style-name="P89">Sistema</text:p>
          </table:table-cell>
        </table:table-row>
        <table:table-row>
          <table:table-cell table:style-name="Table9.A2" office:value-type="string">
            <text:p text:style-name="P104"><text:span text:style-name="T5">El voluntario ingresa a la pantalla </text:span><text:span text:style-name="T8">de</text:span> <text:s/><text:span text:style-name="T84">acceder al sistema</text:span></text:p>
          </table:table-cell>
          <table:table-cell table:style-name="Table9.B2" office:value-type="string">
            <text:p text:style-name="P110">El sistema muestra la pantalla de <text:span text:style-name="T81">acceso al sistema</text:span></text:p>
          </table:table-cell>
        </table:table-row>
        <table:table-row>
          <table:table-cell table:style-name="Table9.A2" office:value-type="string">
            <text:p text:style-name="P108">El voluntario <text:span text:style-name="T84">ingresa a la opci</text:span><text:span text:style-name="T28">ón de r</text:span><text:span text:style-name="T20">ecuperar contraseña</text:span></text:p>
          </table:table-cell>
          <table:table-cell table:style-name="Table9.B2" office:value-type="string">
            <text:p text:style-name="P124"><text:span text:style-name="T86">El sistema muestra el formulario de recuperaci</text:span><text:span text:style-name="T29">ón de contraseña</text:span></text:p>
          </table:table-cell>
        </table:table-row>
        <table:table-row>
          <table:table-cell table:style-name="Table9.A2" office:value-type="string">
            <text:p text:style-name="P109">El <text:span text:style-name="T86">voluntario</text:span> <text:span text:style-name="T86">ingresa</text:span> los datos <text:span text:style-name="T86">requeridos</text:span>:</text:p>
            <text:list xml:id="list3251968096" text:style-name="L2">
              <text:list-item>
                <text:p text:style-name="P135"><text:span text:style-name="T85">Usuario</text:span></text:p>
              </text:list-item>
              <text:list-item>
                <text:p text:style-name="P135"><text:span text:style-name="T47">Cédula</text:span></text:p>
              </text:list-item>
              <text:list-item>
                <text:p text:style-name="P135"><text:span text:style-name="T47">Respuesta a pregunta secreta</text:span><text:span text:style-name="T32"> </text:span></text:p>
              </text:list-item>
            </text:list>
          </table:table-cell>
          <table:table-cell table:style-name="Table9.B2" office:value-type="string">
            <text:p text:style-name="P119">El sistema muestra los campos de nueva contraseña y confirmaci<text:span text:style-name="T16">ón de contraseña</text:span></text:p>
          </table:table-cell>
        </table:table-row>
        <table:table-row>
          <table:table-cell table:style-name="Table9.A2" office:value-type="string">
            <text:p text:style-name="P111">El voluntario ingresa </text:p>
            <text:list xml:id="list3448384869" text:style-name="L3">
              <text:list-item>
                <text:p text:style-name="P125"><text:span text:style-name="T60">La nueva contraseña </text:span></text:p>
              </text:list-item>
              <text:list-item>
                <text:p text:style-name="P113">La confimaci<text:span text:style-name="T27">ón de la nueva cotraseña</text:span></text:p>
              </text:list-item>
            </text:list>
          </table:table-cell>
          <table:table-cell table:style-name="Table9.B2" office:value-type="string">
            <text:p text:style-name="P120"/>
          </table:table-cell>
        </table:table-row>
        <table:table-row>
          <table:table-cell table:style-name="Table9.A2" office:value-type="string">
            <text:p text:style-name="P112">El voluntario oprime “recuperar”</text:p>
          </table:table-cell>
          <table:table-cell table:style-name="Table9.B2" office:value-type="string">
            <text:p text:style-name="P112">El sistema muestra un mensaje de confirmaci<text:span text:style-name="T27">ón de la recuperarción de la contraseña</text:span></text:p>
          </table:table-cell>
        </table:table-row>
      </table:table>
      <text:p text:style-name="P94"/>
      <table:table table:name="Table10" table:style-name="Table10">
        <table:table-column table:style-name="Table10.A"/>
        <table:table-column table:style-name="Table10.B"/>
        <table:table-row>
          <table:table-cell table:style-name="Table10.A1" office:value-type="string">
            <text:p text:style-name="P94"><text:span text:style-name="T71">Cause </text:span><text:span text:style-name="T72">alternativo</text:span><text:span text:style-name="T71"> </text:span></text:p>
          </table:table-cell>
          <table:table-cell table:style-name="Table10.B1" office:value-type="string">
            <text:p text:style-name="P90"/>
          </table:table-cell>
        </table:table-row>
        <table:table-row>
          <table:table-cell table:style-name="Table10.A2" office:value-type="string">
            <text:p text:style-name="P89">Voluntario</text:p>
          </table:table-cell>
          <table:table-cell table:style-name="Table10.B2" office:value-type="string">
            <text:p text:style-name="P89">Sistema</text:p>
          </table:table-cell>
        </table:table-row>
        <table:table-row>
          <table:table-cell table:style-name="Table10.A2" office:value-type="string">
            <text:p text:style-name="P108">El voluntario <text:span text:style-name="T65">no </text:span><text:span text:style-name="T64">ingresa </text:span><text:span text:style-name="T65">alguno de los</text:span><text:span text:style-name="T64"> datos </text:span><text:span text:style-name="T65">requeridos</text:span><text:span text:style-name="T64">:</text:span></text:p>
            <text:list xml:id="list13811034590695" text:continue-list="list3251968096" text:style-name="L2">
              <text:list-item text:start-value="1">
                <text:p text:style-name="P136"><text:span text:style-name="T85">Usuario</text:span></text:p>
              </text:list-item>
              <text:list-item>
                <text:p text:style-name="P136"><text:span text:style-name="T47">Cédula</text:span></text:p>
              </text:list-item>
              <text:list-item>
                <text:p text:style-name="P136"><text:span text:style-name="T48">Respuesta a pregunta secreta</text:span><text:span text:style-name="T25"> </text:span></text:p>
              </text:list-item>
            </text:list>
            <text:p text:style-name="P99"><text:span text:style-name="T24"/></text:p>
          </table:table-cell>
          <table:table-cell table:style-name="Table10.B2" office:value-type="string">
            <text:p text:style-name="P107"><text:span text:style-name="T9">El sistema muestra un </text:span><text:span text:style-name="T10">mensaje de error en</text:span><text:span text:style-name="T9"> pantalla </text:span><text:span text:style-name="T70">“</text:span><text:span text:style-name="T73">se deben ingresar los d</text:span><text:span text:style-name="T86">ato</text:span><text:span text:style-name="T73">s requeridos”</text:span></text:p>
          </table:table-cell>
        </table:table-row>
      </table:table>
      <text:p text:style-name="P126"/>
      <table:table table:name="Table11" table:style-name="Table11">
        <table:table-column table:style-name="Table11.A"/>
        <table:table-column table:style-name="Table11.B"/>
        <table:table-row>
          <table:table-cell table:style-name="Table11.A1" office:value-type="string">
            <text:p text:style-name="P94"><text:span text:style-name="T71">Cause </text:span><text:span text:style-name="T72">alternativo</text:span><text:span text:style-name="T71"> </text:span></text:p>
          </table:table-cell>
          <table:table-cell table:style-name="Table11.B1" office:value-type="string">
            <text:p text:style-name="P90"/>
          </table:table-cell>
        </table:table-row>
        <table:table-row>
          <table:table-cell table:style-name="Table11.A2" office:value-type="string">
            <text:p text:style-name="P89">Voluntario</text:p>
          </table:table-cell>
          <table:table-cell table:style-name="Table11.B2" office:value-type="string">
            <text:p text:style-name="P89">Sistema</text:p>
          </table:table-cell>
        </table:table-row>
        <table:table-row table:style-name="Table11.3">
          <table:table-cell table:style-name="Table11.A2" office:value-type="string">
            <text:p text:style-name="P114"><text:span text:style-name="T70">El voluntario </text:span><text:span text:style-name="T82">ingresa </text:span><text:span text:style-name="T87">alguno de los datos incorrectos</text:span></text:p>
          </table:table-cell>
          <table:table-cell table:style-name="Table11.B2" office:value-type="string">
            <text:p text:style-name="P114"><text:span text:style-name="T70">El sistema muestra un </text:span><text:span text:style-name="T73">mensaje de error en</text:span><text:span text:style-name="T70"> pantalla “</text:span><text:span text:style-name="T31">el dato x es incorrecto</text:span><text:span text:style-name="T73">”</text:span></text:p>
          </table:table-cell>
        </table:table-row>
      </table:table>
      <text:p text:style-name="P94"><text:tab/><text:tab/></text:p>
      <table:table table:name="Table12" table:style-name="Table12">
        <table:table-column table:style-name="Table12.A"/>
        <table:table-column table:style-name="Table12.B"/>
        <text:soft-page-break/>
        <table:table-row>
          <table:table-cell table:style-name="Table12.A1" office:value-type="string">
            <text:p text:style-name="P94"><text:span text:style-name="T71">Cause </text:span><text:span text:style-name="T72">alternativo</text:span><text:span text:style-name="T71"> </text:span></text:p>
          </table:table-cell>
          <table:table-cell table:style-name="Table12.B1" office:value-type="string">
            <text:p text:style-name="P90"/>
          </table:table-cell>
        </table:table-row>
        <table:table-row>
          <table:table-cell table:style-name="Table12.A2" office:value-type="string">
            <text:p text:style-name="P89">Voluntario</text:p>
          </table:table-cell>
          <table:table-cell table:style-name="Table12.B2" office:value-type="string">
            <text:p text:style-name="P89">Sistema</text:p>
          </table:table-cell>
        </table:table-row>
        <table:table-row table:style-name="Table12.3">
          <table:table-cell table:style-name="Table12.A2" office:value-type="string">
            <text:p text:style-name="P114"><text:span text:style-name="T70">El voluntario </text:span><text:span text:style-name="T87">no ingresa la </text:span><text:span text:style-name="T78">nueva contraseña </text:span><text:span text:style-name="T87">igual a la </text:span><text:span text:style-name="T78">confirmaci</text:span><text:span text:style-name="T21">ón de la nueva contraseña</text:span></text:p>
          </table:table-cell>
          <table:table-cell table:style-name="Table12.B2" office:value-type="string">
            <text:p text:style-name="P114"><text:span text:style-name="T70">El sistema muestra un </text:span><text:span text:style-name="T73">mensaje de error en</text:span><text:span text:style-name="T70"> pantalla “</text:span><text:span text:style-name="T30">la</text:span><text:span text:style-name="T31">s contraseñas no coinciden</text:span><text:span text:style-name="T73">”</text:span></text:p>
          </table:table-cell>
        </table:table-row>
      </table:table>
      <text:p text:style-name="P105"/>
      <text:p text:style-name="P105"/>
      <text:p text:style-name="P99"/>
      <text:p text:style-name="P98"><text:tab/><text:tab/></text:p>
      <text:p text:style-name="P98"><text:tab/><text:tab/></text:p>
      <text:p text:style-name="P98"/>
      <text:p text:style-name="P126">4.1.3<text:tab/>Functional Requirements</text:p>
      <text:p text:style-name="P123"/>
      <text:p text:style-name="P130"><text:span text:style-name="T87">RecuperarContraseña</text:span>REQ-1: <text:span text:style-name="T77"><text:s/></text:span><text:span text:style-name="T6">Luego de </text:span><text:a xlink:type="simple" xlink:href="#4.3.Acceder al sistema|outline" text:style-name="Internet_20_link" text:visited-style-name="Visited_20_Internet_20_Link"><text:span text:style-name="T6">AccederREQ-1</text:span></text:a><text:span text:style-name="T6">, el usuario debe </text:span><text:span text:style-name="T11">poder </text:span><text:span text:style-name="T6">acceder a la opcion de </text:span><text:span text:style-name="T78">recuperar contrseña</text:span></text:p>
      <text:p text:style-name="P138"><text:span text:style-name="T62">RecuperarContraseña</text:span><text:span text:style-name="T59">REQ-2: </text:span><text:span text:style-name="T61">Al </text:span><text:span text:style-name="T62">entrar en la opci</text:span><text:span text:style-name="T44">ón de </text:span><text:span text:style-name="T61"><text:s/></text:span><text:span text:style-name="T63">recuperar contrseña</text:span><text:span text:style-name="T46">,</text:span><text:span text:style-name="T45"> </text:span><text:span text:style-name="T61">el sistema debe </text:span><text:span text:style-name="T62">solictar los datos</text:span><text:span text:style-name="T61">:</text:span></text:p>
      <text:list xml:id="list13811589945318" text:continue-list="list13811034590695" text:style-name="L2">
        <text:list-item text:start-value="1">
          <text:p text:style-name="P137"><text:span text:style-name="T85">Usuario</text:span></text:p>
        </text:list-item>
        <text:list-item>
          <text:p text:style-name="P137"><text:span text:style-name="T47">Cédula</text:span></text:p>
        </text:list-item>
        <text:list-item>
          <text:p text:style-name="P137"><text:span text:style-name="T49">Respuesta a pregunta secreta</text:span><text:span text:style-name="T26"> </text:span></text:p>
          <text:p text:style-name="P137"><text:span text:style-name="T26"/></text:p>
        </text:list-item>
      </text:list>
      <text:p text:style-name="P129"><text:span text:style-name="T87">RecuperarContraseña</text:span>REQ-<text:span text:style-name="T80">3: El usuario al llenar los datos y hacer click en </text:span><text:span text:style-name="T78">recup</text:span><text:span text:style-name="T79">e</text:span><text:span text:style-name="T78">rar</text:span><text:span text:style-name="T37">, </text:span><text:span text:style-name="T40">el sistema debe </text:span><text:span text:style-name="T43">mostrar un campo para la nueva contraseña y otro para la confirmación de la nueva contraseña </text:span></text:p>
      <text:p text:style-name="P133"><text:span text:style-name="T87">RecuperarContraseña</text:span>REQ-4: El sistema debe controlar que no queden campos vacíos y campos llenados de forma incorrecta <text:span text:style-name="T88">antes de mostrar la pantalla de nueva contreña</text:span>.</text:p>
      <text:p text:style-name="P133"><text:span text:style-name="T87">RecuperarContraseña</text:span>REQ-<text:span text:style-name="T88">5: Una vez que el usuario llene los campos de </text:span><text:span text:style-name="T79">nueva contraseña </text:span><text:span text:style-name="T88">de forma correcta, el sistema debe modificar la contraseña antigua a la nueva</text:span></text:p>
      <text:p text:style-name="P88"/>
      <text:h text:style-name="P80" text:outline-level="1"><text:bookmark-start text:name="__RefHeading___Toc441230994"/>Other Nonfunctional Requirements<text:bookmark-end text:name="__RefHeading___Toc441230994"/></text:h>
      <text:h text:style-name="P81" text:outline-level="2"><text:bookmark-start text:name="__RefHeading___Toc441230995"/>Performance Requirements<text:bookmark-end text:name="__RefHeading___Toc441230995"/></text:h>
      <text:p text:style-name="P49">&lt;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specific as possible. You may need to state performance requirements for individual functional requirements or features.&gt;</text:p>
      <text:h text:style-name="P81" text:outline-level="2"><text:bookmark-start text:name="__RefHeading___Toc441230996"/>Safety Requirements<text:bookmark-end text:name="__RefHeading___Toc441230996"/></text:h>
      <text:p text:style-name="P49">&lt;Specify those requirements that are concerned with possible loss, damage, or harm that could result from the use of the product. Define any safeguards or actions that must be taken, as well as actions that must be prevented. Refer to any external policies or regulations that state safety <text:soft-page-break/>issues that affect the product’s design or use. Define any safety certifications that must be satisfied.&gt;</text:p>
      <text:h text:style-name="P81" text:outline-level="2"><text:bookmark-start text:name="__RefHeading___Toc441230997"/>Security Requirements<text:bookmark-end text:name="__RefHeading___Toc441230997"/></text:h>
      <text:p text:style-name="P49">&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p>
      <text:h text:style-name="P81" text:outline-level="2"><text:bookmark-start text:name="__RefHeading___Toc441230998"/>Software Quality Attributes<text:bookmark-end text:name="__RefHeading___Toc441230998"/></text:h>
      <text:p text:style-name="P49">&lt;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gt;</text:p>
      <text:h text:style-name="P81" text:outline-level="2"><text:bookmark-start text:name="__RefHeading___Toc441230999"/>Business Rules<text:bookmark-end text:name="__RefHeading___Toc441230999"/></text:h>
      <text:p text:style-name="P49">&lt;List any operating principles about the product, such as which individuals or roles can perform which functions under specific circumstances. These are not functional requirements in themselves, but they may imply certain functional requirements to enforce the rules.&gt;</text:p>
      <text:h text:style-name="P78" text:outline-level="1"><text:bookmark-start text:name="__RefHeading___Toc441231000"/>Other Requirements<text:bookmark-end text:name="__RefHeading___Toc441231000"/></text:h>
      <text:p text:style-name="P49">&lt;Define any other requirements not covered elsewhere in the SRS. This might include database requirements, internationalization requirements, legal requirements, reuse objectives for the project, and so on. Add any new sections that are pertinent to the project.&gt;</text:p>
      <text:p text:style-name="P22"><text:bookmark-start text:name="__RefHeading___Toc441231001"/>Appendix A: Glossary<text:bookmark-end text:name="__RefHeading___Toc441231001"/></text:p>
      <text:p text:style-name="P49">&lt;Define all the terms necessary to properly interpret the SRS, including acronyms and abbreviations. You may wish to build a separate glossary that spans multiple projects or the entire organization, and just include terms specific to a single project in each SRS.&gt;</text:p>
      <text:p text:style-name="P22"><text:bookmark-start text:name="__RefHeading___Toc441231002"/>Appendix B: Analysis Models<text:bookmark-end text:name="__RefHeading___Toc441231002"/></text:p>
      <text:p text:style-name="P49">&lt;Optionally, include any pertinent analysis models, such as data flow diagrams, class diagrams, state-transition diagrams, or entity-relationship diagrams<text:span text:style-name="T4">.&gt;</text:span></text:p>
      <text:p text:style-name="P22"><text:bookmark-start text:name="__RefHeading___Toc441231003"/>Appendix C: To Be Determined List<text:bookmark-end text:name="__RefHeading___Toc441231003"/></text:p>
      <text:p text:style-name="P49">&lt;Collect a numbered list of the TBD (to be determined) references that remain in the SRS so they can be tracked to closure.&g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CR"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loext:opacity="0%" style:font-name="Times" fo:font-family="Times" style:font-family-generic="roman" style:font-pitch="variable" fo:font-size="12pt"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1.27cm" style: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top="0.847cm" fo:margin-bottom="0.423cm" style:contextual-spacing="false"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style:contextual-spacing="false"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style: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line-height="0.388cm"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fo:line-height="0.388cm"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fo:line-height="0.388cm"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fo:line-height="0.388cm"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fo:line-height="0.388cm"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fo:line-height="0.388cm"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style: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font-weight="bold" style:language-asian="none" style:country-asian="none" style:font-weight-asian="bold"/>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style:contextual-spacing="false" fo:text-indent="0cm" style:auto-text-indent="false"/>
    </style:style>
    <style:style style:name="level_20_5" style:display-name="level 5" style:family="paragraph" style:parent-style-name="Standard">
      <style:paragraph-properties fo:margin-left="2.54cm" fo:margin-right="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style:contextual-spacing="false"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style:font-size-asian="11pt" style:language-asian="none"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2.381cm" fo:margin-right="0cm" fo:line-height="0.388cm" fo:text-indent="-1.263cm"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4.142cm" fo:margin-right="0cm" fo:margin-top="0cm" fo:margin-bottom="0cm" style:contextual-spacing="false" fo:text-indent="-1.75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423cm" fo:margin-bottom="1.27cm" style: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style: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1.693cm" fo:margin-bottom="0cm" style:contextual-spacing="false" fo:line-height="100%" fo:text-align="end" style:justify-single-word="false" fo:padding-left="0cm" fo:padding-right="0cm" fo:padding-top="0.035cm" fo:padding-bottom="0cm" fo:border-left="none" fo:border-right="none" fo:border-top="6.01pt solid #000000" fo:border-bottom="none" style:shadow="none"/>
      <style:text-properties fo:font-size="14pt" style:font-size-asian="14pt"/>
    </style:style>
    <style:style style:name="line" style:family="paragraph" style:parent-style-name="Heading">
      <style:paragraph-properties fo:margin-top="0.423cm" fo:margin-bottom="0cm" style:contextual-spacing="false" fo:line-height="100%" fo:text-align="end" style:justify-single-word="false" fo:padding-left="0cm" fo:padding-right="0cm" fo:padding-top="0.035cm" fo:padding-bottom="0cm" fo:border-left="none" fo:border-right="none" fo:border-top="4.51pt solid #000000" fo:border-bottom="none" style:shadow="none"/>
      <style:text-properties fo:font-size="20pt" style:font-size-asian="2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Table" style:family="paragraph" style:parent-style-name="Caption" style:class="extra"/>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CR"/>
    </style:style>
    <style:style style:name="MP2" style:family="paragraph" style:parent-style-name="Header">
      <style:text-properties fo:language="es" fo:country="CR"/>
    </style:style>
    <style:style style:name="MP3" style:family="paragraph" style:parent-style-name="Footer">
      <style:text-properties fo:language="es" fo:country="CR"/>
    </style:style>
    <style:style style:name="MP4" style:family="paragraph" style:parent-style-name="Header">
      <style:paragraph-properties>
        <style:tab-stops>
          <style:tab-stop style:position="8.255cm" style:type="center"/>
          <style:tab-stop style:position="16.986cm" style:type="right"/>
        </style:tab-stops>
      </style:paragraph-properties>
      <style:text-properties fo:language="es" fo:country="CR"/>
    </style:style>
    <style:style style:name="MT1" style:family="text">
      <style:text-properties fo:font-size="12pt" style:font-size-asian="12pt"/>
    </style:style>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3">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Copyright © 1999 by Karl E. Wiegers. Permission is granted to use, modify, and distribute this document.</text:p>
      </style:footer>
    </style:master-page>
    <style:master-page style:name="Convert_20_1" style:display-name="Convert 1" style:page-layout-name="Mpm2" draw:style-name="Mdp1">
      <style:header>
        <text:p text:style-name="MP2">Software<text:span text:style-name="MT1"> </text:span>Requirements Specification for &lt;Project&gt;<text:tab/><text:tab/>Page <text:page-number text:select-page="current">ii</text:page-number></text:p>
      </style:header>
      <style:footer>
        <text:p text:style-name="MP3"/>
      </style:footer>
    </style:master-page>
    <style:master-page style:name="Convert_20_2" style:display-name="Convert 2" style:page-layout-name="Mpm3" draw:style-name="Mdp1">
      <style:header>
        <text:p text:style-name="MP4">Software<text:span text:style-name="MT1"> </text:span>Requirements Specification for &lt;Project&gt;<text:tab/><text:tab/>Page <text:page-number text:select-page="current">10</text:page-number></text:p>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EEE Software Requirements Specification Template</dc:title>
    <meta:initial-creator>Doris Sturzenberger</meta:initial-creator>
    <meta:creation-date>2011-05-17T11:26:00</meta:creation-date>
    <dc:date>2023-03-28T01:38:09.163755399</dc:date>
    <meta:editing-cycles>14</meta:editing-cycles>
    <meta:editing-duration>PT2H41M7S</meta:editing-duration>
    <meta:generator>LibreOffice/7.3.7.2$Linux_X86_64 LibreOffice_project/30$Build-2</meta:generator>
    <meta:document-statistic meta:table-count="12" meta:image-count="0" meta:object-count="0" meta:page-count="12" meta:paragraph-count="334" meta:word-count="2458" meta:character-count="15810" meta:non-whitespace-character-count="13648"/>
  </office:meta>
</office:document-meta>
</file>